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2.4693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181in"/>
    </style:style>
    <style:style style:name="co6" style:family="table-column">
      <style:table-column-properties fo:break-before="auto" style:column-width="0.4319in"/>
    </style:style>
    <style:style style:name="co7" style:family="table-column">
      <style:table-column-properties fo:break-before="auto" style:column-width="0.4854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6.7866in"/>
    </style:style>
    <style:style style:name="co11" style:family="table-column">
      <style:table-column-properties fo:break-before="auto" style:column-width="1.5362in"/>
    </style:style>
    <style:style style:name="co12" style:family="table-column">
      <style:table-column-properties fo:break-before="auto" style:column-width="1.0646in"/>
    </style:style>
    <style:style style:name="co13" style:family="table-column">
      <style:table-column-properties fo:break-before="auto" style:column-width="2.0508in"/>
    </style:style>
    <style:style style:name="co14" style:family="table-column">
      <style:table-column-properties fo:break-before="auto" style:column-width="0.1638in"/>
    </style:style>
    <style:style style:name="co15" style:family="table-column">
      <style:table-column-properties fo:break-before="auto" style:column-width="0.2173in"/>
    </style:style>
    <style:style style:name="co16" style:family="table-column">
      <style:table-column-properties fo:break-before="auto" style:column-width="0.2709in"/>
    </style:style>
    <style:style style:name="co17" style:family="table-column">
      <style:table-column-properties fo:break-before="auto" style:column-width="0.3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ext-properties style:font-name="Courier 10 Pitch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ACK1</text:p>
          </table:table-cell>
          <table:table-cell office:value-type="string" calcext:value-type="string">
            <text:p>STACK2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. Disk File Interface</text:p>
          </table:table-cell>
          <table:table-cell office:value-type="string" calcext:value-type="string">
            <text:p>#FCB</text:p>
          </table:table-cell>
          <table:table-cell office:value-type="string" calcext:value-type="string">
            <text:p>( -- u )</text:p>
          </table:table-cell>
          <table:table-cell/>
          <table:table-cell office:value-type="string" calcext:value-type="string">
            <text:p>KERNEL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 Disk File Interface</text:p>
          </table:table-cell>
          <table:table-cell office:value-type="string" calcext:value-type="string">
            <text:p>+EXT</text:p>
          </table:table-cell>
          <table:table-cell office:value-type="string" calcext:value-type="string">
            <text:p>( c-addr1 u1 c-addr2 u2 -- c-addr3 u3 )</text:p>
          </table:table-cell>
          <table:table-cell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 Disk File Interface</text:p>
          </table:table-cell>
          <table:table-cell office:value-type="string" calcext:value-type="string">
            <text:p>-EXT</text:p>
          </table:table-cell>
          <table:table-cell office:value-type="string" calcext:value-type="string">
            <text:p>( c-addr u1 -- c-addr u2 )</text:p>
          </table:table-cell>
          <table:table-cell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 Disk File Interface</text:p>
          </table:table-cell>
          <table:table-cell office:value-type="string" calcext:value-type="string">
            <text:p>-PATH</text:p>
          </table:table-cell>
          <table:table-cell office:value-type="string" calcext:value-type="string">
            <text:p>( c-addr u1 -- c-addr u2 )</text:p>
          </table:table-cell>
          <table:table-cell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 Disk File Interface</text:p>
          </table:table-cell>
          <table:table-cell office:value-type="string" calcext:value-type="string">
            <text:p>&gt;DRIVE</text:p>
          </table:table-cell>
          <table:table-cell office:value-type="string" calcext:value-type="string">
            <text:p>( n1 -- n2 )</text:p>
          </table:table-cell>
          <table:table-cell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 Disk File Interface</text:p>
          </table:table-cell>
          <table:table-cell office:value-type="string" calcext:value-type="string">
            <text:p>&gt;FCB</text:p>
          </table:table-cell>
          <table:table-cell office:value-type="string" calcext:value-type="string">
            <text:p>( c-addr1 u1 -- addr2 u2 )</text:p>
          </table:table-cell>
          <table:table-cell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 Disk File Interface</text:p>
          </table:table-cell>
          <table:table-cell office:value-type="string" calcext:value-type="string">
            <text:p>&gt;FNAME</text:p>
          </table:table-cell>
          <table:table-cell office:value-type="string" calcext:value-type="string">
            <text:p>( c-addr1 u -- c-addr2 )</text:p>
          </table:table-cell>
          <table:table-cell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 Disk File Interface</text:p>
          </table:table-cell>
          <table:table-cell office:value-type="string" calcext:value-type="string">
            <text:p>&gt;IOR</text:p>
          </table:table-cell>
          <table:table-cell office:value-type="string" calcext:value-type="string">
            <text:p>( n -- ior )</text:p>
          </table:table-cell>
          <table:table-cell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 Disk File Interface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( fam1 -- fam2 )</text:p>
          </table:table-cell>
          <table:table-cell/>
          <table:table-cell office:value-type="string" calcext:value-type="string">
            <text:p>DIS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Disk File Interface</text:p>
          </table:table-cell>
          <table:table-cell office:value-type="string" calcext:value-type="string">
            <text:p>CLOSE-FILE</text:p>
          </table:table-cell>
          <table:table-cell office:value-type="string" calcext:value-type="string">
            <text:p>( fid -- ior )</text:p>
          </table:table-cell>
          <table:table-cell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Disk File Interface</text:p>
          </table:table-cell>
          <table:table-cell office:value-type="string" calcext:value-type="string">
            <text:p>CREATE-FILE</text:p>
          </table:table-cell>
          <table:table-cell office:value-type="string" calcext:value-type="string">
            <text:p>( c-addr u fam -- fid ior )</text:p>
          </table:table-cell>
          <table:table-cell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Disk File Interface</text:p>
          </table:table-cell>
          <table:table-cell office:value-type="string" calcext:value-type="string">
            <text:p>DELETE-FILE</text:p>
          </table:table-cell>
          <table:table-cell office:value-type="string" calcext:value-type="string">
            <text:p>( c-addr u -- ior )</text:p>
          </table:table-cell>
          <table:table-cell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Disk File Interface</text:p>
          </table:table-cell>
          <table:table-cell office:value-type="string" calcext:value-type="string">
            <text:p>FILE-POSITION</text:p>
          </table:table-cell>
          <table:table-cell office:value-type="string" calcext:value-type="string">
            <text:p>( fid -- ud ior )</text:p>
          </table:table-cell>
          <table:table-cell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Disk File Interface</text:p>
          </table:table-cell>
          <table:table-cell office:value-type="string" calcext:value-type="string">
            <text:p>FILE-SIZE</text:p>
          </table:table-cell>
          <table:table-cell office:value-type="string" calcext:value-type="string">
            <text:p>( fid -- ud ior )</text:p>
          </table:table-cell>
          <table:table-cell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Disk File Interface</text:p>
          </table:table-cell>
          <table:table-cell office:value-type="string" calcext:value-type="string">
            <text:p>GETUSR</text:p>
          </table:table-cell>
          <table:table-cell office:value-type="string" calcext:value-type="string">
            <text:p>( -- u )</text:p>
          </table:table-cell>
          <table:table-cell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 Disk File Interface</text:p>
          </table:table-cell>
          <table:table-cell office:value-type="string" calcext:value-type="string">
            <text:p>OPEN-FILE</text:p>
          </table:table-cell>
          <table:table-cell office:value-type="string" calcext:value-type="string">
            <text:p>( c-addr u fam -- fid ior )</text:p>
          </table:table-cell>
          <table:table-cell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Disk File Interfac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( u1 -- c-addr u2 ior )</text:p>
          </table:table-cell>
          <table:table-cell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 Disk File Interface</text:p>
          </table:table-cell>
          <table:table-cell office:value-type="string" calcext:value-type="string">
            <text:p>READ-FILE</text:p>
          </table:table-cell>
          <table:table-cell office:value-type="string" calcext:value-type="string">
            <text:p>( c-addr u1 fid -- u2 ior )</text:p>
          </table:table-cell>
          <table:table-cell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Disk File Interface</text:p>
          </table:table-cell>
          <table:table-cell office:value-type="string" calcext:value-type="string">
            <text:p>READ-LINE</text:p>
          </table:table-cell>
          <table:table-cell office:value-type="string" calcext:value-type="string">
            <text:p>( c-addr u1 fid -- u2 flag ior )</text:p>
          </table:table-cell>
          <table:table-cell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Disk File Interface</text:p>
          </table:table-cell>
          <table:table-cell office:value-type="string" calcext:value-type="string">
            <text:p>REC!</text:p>
          </table:table-cell>
          <table:table-cell office:value-type="string" calcext:value-type="string">
            <text:p>( d addr -- )</text:p>
          </table:table-cell>
          <table:table-cell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 Disk File Interface</text:p>
          </table:table-cell>
          <table:table-cell office:value-type="string" calcext:value-type="string">
            <text:p>REC@</text:p>
          </table:table-cell>
          <table:table-cell office:value-type="string" calcext:value-type="string">
            <text:p>( addr -- d )</text:p>
          </table:table-cell>
          <table:table-cell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 Disk File Interface</text:p>
          </table:table-cell>
          <table:table-cell office:value-type="string" calcext:value-type="string">
            <text:p>REPOSITION-FILE</text:p>
          </table:table-cell>
          <table:table-cell office:value-type="string" calcext:value-type="string">
            <text:p>( ud fid -- ior )</text:p>
          </table:table-cell>
          <table:table-cell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Disk File Interface</text:p>
          </table:table-cell>
          <table:table-cell office:value-type="string" calcext:value-type="string">
            <text:p>RENAME-FILE</text:p>
          </table:table-cell>
          <table:table-cell office:value-type="string" calcext:value-type="string">
            <text:p>( c-addr1 u1 c-addr2 u2 -- ior )</text:p>
          </table:table-cell>
          <table:table-cell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Disk File Interface</text:p>
          </table:table-cell>
          <table:table-cell office:value-type="string" calcext:value-type="string">
            <text:p>RESET-DISKS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 Disk File Interface</text:p>
          </table:table-cell>
          <table:table-cell office:value-type="string" calcext:value-type="string">
            <text:p>RSTUSR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 Disk File Interface</text:p>
          </table:table-cell>
          <table:table-cell office:value-type="string" calcext:value-type="string">
            <text:p>SETDMA</text:p>
          </table:table-cell>
          <table:table-cell office:value-type="string" calcext:value-type="string">
            <text:p>( addr -- )</text:p>
          </table:table-cell>
          <table:table-cell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 Disk File Interface</text:p>
          </table:table-cell>
          <table:table-cell office:value-type="string" calcext:value-type="string">
            <text:p>SETFCB</text:p>
          </table:table-cell>
          <table:table-cell office:value-type="string" calcext:value-type="string">
            <text:p>( c-addr1 u1 addr2 -- u2 )</text:p>
          </table:table-cell>
          <table:table-cell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 Disk File Interface</text:p>
          </table:table-cell>
          <table:table-cell office:value-type="string" calcext:value-type="string">
            <text:p>SETUSR</text:p>
          </table:table-cell>
          <table:table-cell office:value-type="string" calcext:value-type="string">
            <text:p>( u -- )</text:p>
          </table:table-cell>
          <table:table-cell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 Disk File Interface</text:p>
          </table:table-cell>
          <table:table-cell office:value-type="string" calcext:value-type="string">
            <text:p>WRITE-FILE</text:p>
          </table:table-cell>
          <table:table-cell office:value-type="string" calcext:value-type="string">
            <text:p>( c-addr u fid -- ior )</text:p>
          </table:table-cell>
          <table:table-cell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Disk File Interface</text:p>
          </table:table-cell>
          <table:table-cell office:value-type="string" calcext:value-type="string">
            <text:p>WRITE-LINE</text:p>
          </table:table-cell>
          <table:table-cell office:value-type="string" calcext:value-type="string">
            <text:p>( c-addr u fid -- ior )</text:p>
          </table:table-cell>
          <table:table-cell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Screen Files</text:p>
          </table:table-cell>
          <table:table-cell office:value-type="string" calcext:value-type="string">
            <text:p>#SCREENS</text:p>
          </table:table-cell>
          <table:table-cell office:value-type="string" calcext:value-type="string">
            <text:p>( -- +n )</text:p>
          </table:table-cell>
          <table:table-cell/>
          <table:table-cell office:value-type="string" calcext:value-type="string">
            <text:p>DISK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 Screen Files</text:p>
          </table:table-cell>
          <table:table-cell office:value-type="string" calcext:value-type="string">
            <text:p>?BLOCK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 Screen Files</text:p>
          </table:table-cell>
          <table:table-cell office:value-type="string" calcext:value-type="string">
            <text:p>B/BUF</text:p>
          </table:table-cell>
          <table:table-cell office:value-type="string" calcext:value-type="string">
            <text:p>( -- u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2. Screen Files</text:p>
          </table:table-cell>
          <table:table-cell office:value-type="string" calcext:value-type="string">
            <text:p>C/L</text:p>
          </table:table-cell>
          <table:table-cell office:value-type="string" calcext:value-type="string">
            <text:p>( -- u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2. Screen Fil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DISK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 Screen Files</text:p>
          </table:table-cell>
          <table:table-cell office:value-type="string" calcext:value-type="string">
            <text:p>CLOSE-ALL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DISK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 Screen Files</text:p>
          </table:table-cell>
          <table:table-cell office:value-type="string" calcext:value-type="string">
            <text:p>FILE?</text:p>
          </table:table-cell>
          <table:table-cell office:value-type="string" calcext:value-type="string">
            <text:p>( -- flag )</text:p>
          </table:table-cell>
          <table:table-cell/>
          <table:table-cell office:value-type="string" calcext:value-type="string">
            <text:p>DISK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 Screen Files</text:p>
          </table:table-cell>
          <table:table-cell office:value-type="string" calcext:value-type="string">
            <text:p>FILEBLOCKS</text:p>
          </table:table-cell>
          <table:table-cell office:value-type="string" calcext:value-type="string">
            <text:p>( +n -- )</text:p>
          </table:table-cell>
          <table:table-cell/>
          <table:table-cell office:value-type="string" calcext:value-type="string">
            <text:p>DISK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 Screen Files</text:p>
          </table:table-cell>
          <table:table-cell office:value-type="string" calcext:value-type="string">
            <text:p>FLOAD</text:p>
          </table:table-cell>
          <table:table-cell office:value-type="string" calcext:value-type="string">
            <text:p>( +n "filename[.SCR]" -- )</text:p>
          </table:table-cell>
          <table:table-cell/>
          <table:table-cell office:value-type="string" calcext:value-type="string">
            <text:p>DISK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 Screen Files</text:p>
          </table:table-cell>
          <table:table-cell office:value-type="string" calcext:value-type="string">
            <text:p>GETFILENAME</text:p>
          </table:table-cell>
          <table:table-cell office:value-type="string" calcext:value-type="string">
            <text:p>( "filename" -- c-addr u )</text:p>
          </table:table-cell>
          <table:table-cell/>
          <table:table-cell office:value-type="string" calcext:value-type="string">
            <text:p>DISK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 Screen Files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( +n1 +n2 c-addr u -- )</text:p>
          </table:table-cell>
          <table:table-cell/>
          <table:table-cell office:value-type="string" calcext:value-type="string">
            <text:p>DISK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 Screen Files</text:p>
          </table:table-cell>
          <table:table-cell office:value-type="string" calcext:value-type="string">
            <text:p>LOADFILE</text:p>
          </table:table-cell>
          <table:table-cell office:value-type="string" calcext:value-type="string">
            <text:p>( -- c-addr u )</text:p>
          </table:table-cell>
          <table:table-cell/>
          <table:table-cell office:value-type="string" calcext:value-type="string">
            <text:p>DISK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 Screen Files</text:p>
          </table:table-cell>
          <table:table-cell office:value-type="string" calcext:value-type="string">
            <text:p>LOADLINE</text:p>
          </table:table-cell>
          <table:table-cell office:value-type="string" calcext:value-type="string">
            <text:p>( -- u )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 Screen File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( c-addr u fam -- ior )</text:p>
          </table:table-cell>
          <table:table-cell/>
          <table:table-cell office:value-type="string" calcext:value-type="string">
            <text:p>DISK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 Screen Files</text:p>
          </table:table-cell>
          <table:table-cell office:value-type="string" calcext:value-type="string">
            <text:p>SWAP-FILE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DISK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 Screen Files</text:p>
          </table:table-cell>
          <table:table-cell office:value-type="string" calcext:value-type="string">
            <text:p>USING</text:p>
          </table:table-cell>
          <table:table-cell office:value-type="string" calcext:value-type="string">
            <text:p>( "filename[.SCR]" -- )</text:p>
          </table:table-cell>
          <table:table-cell/>
          <table:table-cell office:value-type="string" calcext:value-type="string">
            <text:p>DISK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 Tools</text:p>
          </table:table-cell>
          <table:table-cell office:value-type="string" calcext:value-type="string">
            <text:p>-TOOLS</text:p>
          </table:table-cell>
          <table:table-cell office:value-type="string" calcext:value-type="string">
            <text:p>( -- a-addr )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 Tools</text:p>
          </table:table-cell>
          <table:table-cell office:value-type="string" calcext:value-type="string">
            <text:p>.S</text:p>
          </table:table-cell>
          <table:table-cell office:value-type="string" calcext:value-type="string">
            <text:p>( -- )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 Tool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( -- )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 Tool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( "filename" -- )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 Tools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( "filename" -- )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 Tools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( addr u -- )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 Tool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( | scr -- )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 Tools</text:p>
          </table:table-cell>
          <table:table-cell office:value-type="string" calcext:value-type="string">
            <text:p>FYI</text:p>
          </table:table-cell>
          <table:table-cell office:value-type="string" calcext:value-type="string">
            <text:p>( -- )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 Tools</text:p>
          </table:table-cell>
          <table:table-cell office:value-type="string" calcext:value-type="string">
            <text:p>ICLOSE</text:p>
          </table:table-cell>
          <table:table-cell office:value-type="string" calcext:value-type="string">
            <text:p>( -- )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 Tools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( "filename[.F]" -- )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 Tools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( c-addr u -- )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 Tool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( +n1 +n2 -- )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3. Tool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( -- )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 Too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( -- )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 Tools</text:p>
          </table:table-cell>
          <table:table-cell office:value-type="string" calcext:value-type="string">
            <text:p>QX</text:p>
          </table:table-cell>
          <table:table-cell office:value-type="string" calcext:value-type="string">
            <text:p>( +n -- )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 Tools</text:p>
          </table:table-cell>
          <table:table-cell office:value-type="string" calcext:value-type="string">
            <text:p>RENAME</text:p>
          </table:table-cell>
          <table:table-cell office:value-type="string" calcext:value-type="string">
            <text:p>( "oldfile" "newfile" -- )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 Tool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( +n1 +n2 -- )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 Tools</text:p>
          </table:table-cell>
          <table:table-cell office:value-type="string" calcext:value-type="string">
            <text:p>VOCS</text:p>
          </table:table-cell>
          <table:table-cell office:value-type="string" calcext:value-type="string">
            <text:p>( -- )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 Tools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( -- )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 Tools</text:p>
          </table:table-cell>
          <table:table-cell office:value-type="string" calcext:value-type="string">
            <text:p>WORDS-LIKE</text:p>
          </table:table-cell>
          <table:table-cell office:value-type="string" calcext:value-type="string">
            <text:p>( "pattern" -- )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. DOS Interface</text:p>
          </table:table-cell>
          <table:table-cell office:value-type="string" calcext:value-type="string">
            <text:p>CMDTAIL</text:p>
          </table:table-cell>
          <table:table-cell office:value-type="string" calcext:value-type="string">
            <text:p>( -- c-addr u )</text:p>
          </table:table-cell>
          <table:table-cell/>
          <table:table-cell office:value-type="string" calcext:value-type="string">
            <text:p>KERNEL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 DOS Interface</text:p>
          </table:table-cell>
          <table:table-cell office:value-type="string" calcext:value-type="string">
            <text:p>BDOS</text:p>
          </table:table-cell>
          <table:table-cell office:value-type="string" calcext:value-type="string">
            <text:p>( DE u -- A )</text:p>
          </table:table-cell>
          <table:table-cell/>
          <table:table-cell office:value-type="string" calcext:value-type="string">
            <text:p>DOS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 DOS Interface</text:p>
          </table:table-cell>
          <table:table-cell office:value-type="string" calcext:value-type="string">
            <text:p>BIOS</text:p>
          </table:table-cell>
          <table:table-cell office:value-type="string" calcext:value-type="string">
            <text:p>( BC u -- A )</text:p>
          </table:table-cell>
          <table:table-cell/>
          <table:table-cell office:value-type="string" calcext:value-type="string">
            <text:p>DOS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 DOS Interface</text:p>
          </table:table-cell>
          <table:table-cell office:value-type="string" calcext:value-type="string">
            <text:p>BIOSHL</text:p>
          </table:table-cell>
          <table:table-cell office:value-type="string" calcext:value-type="string">
            <text:p>( DE BC u -- HL )</text:p>
          </table:table-cell>
          <table:table-cell/>
          <table:table-cell office:value-type="string" calcext:value-type="string">
            <text:p>DOS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 DOS Interface</text:p>
          </table:table-cell>
          <table:table-cell office:value-type="string" calcext:value-type="string">
            <text:p>DOSVER</text:p>
          </table:table-cell>
          <table:table-cell office:value-type="string" calcext:value-type="string">
            <text:p>( -- H L )</text:p>
          </table:table-cell>
          <table:table-cell/>
          <table:table-cell office:value-type="string" calcext:value-type="string">
            <text:p>DOS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 DOS Interface</text:p>
          </table:table-cell>
          <table:table-cell office:value-type="string" calcext:value-type="string">
            <text:p>FDOS</text:p>
          </table:table-cell>
          <table:table-cell office:value-type="string" calcext:value-type="string">
            <text:p>( DE u -- HL A )</text:p>
          </table:table-cell>
          <table:table-cell/>
          <table:table-cell office:value-type="string" calcext:value-type="string">
            <text:p>DOS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 DOS Interface</text:p>
          </table:table-cell>
          <table:table-cell office:value-type="string" calcext:value-type="string">
            <text:p>PC@</text:p>
          </table:table-cell>
          <table:table-cell office:value-type="string" calcext:value-type="string">
            <text:p>( p-addr -- u )</text:p>
          </table:table-cell>
          <table:table-cell/>
          <table:table-cell office:value-type="string" calcext:value-type="string">
            <text:p>DOS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 DOS Interface</text:p>
          </table:table-cell>
          <table:table-cell office:value-type="string" calcext:value-type="string">
            <text:p>PC!</text:p>
          </table:table-cell>
          <table:table-cell office:value-type="string" calcext:value-type="string">
            <text:p>( u p-addr -- )</text:p>
          </table:table-cell>
          <table:table-cell/>
          <table:table-cell office:value-type="string" calcext:value-type="string">
            <text:p>DOS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 DOS Interface</text:p>
          </table:table-cell>
          <table:table-cell office:value-type="string" calcext:value-type="string">
            <text:p>ZENV</text:p>
          </table:table-cell>
          <table:table-cell office:value-type="string" calcext:value-type="string">
            <text:p>( -- addr | false )</text:p>
          </table:table-cell>
          <table:table-cell/>
          <table:table-cell office:value-type="string" calcext:value-type="string">
            <text:p>DOS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 Input/Output</text:p>
          </table:table-cell>
          <table:table-cell office:value-type="string" calcext:value-type="string">
            <text:p>(D.)</text:p>
          </table:table-cell>
          <table:table-cell office:value-type="string" calcext:value-type="string">
            <text:p>( d -- c-addr u )</text:p>
          </table:table-cell>
          <table:table-cell/>
          <table:table-cell office:value-type="string" calcext:value-type="string">
            <text:p>KERNEL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 Input/Output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 Input/Output</text:p>
          </table:table-cell>
          <table:table-cell office:value-type="string" calcext:value-type="string">
            <text:p>SYS-VEC</text:p>
          </table:table-cell>
          <table:table-cell office:value-type="string" calcext:value-type="string">
            <text:p>( -- addr )</text:p>
          </table:table-cell>
          <table:table-cell/>
          <table:table-cell office:value-type="string" calcext:value-type="string">
            <text:p>KERNEL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 Input/Output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( -- char )</text:p>
          </table:table-cell>
          <table:table-cell/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 Input/Output</text:p>
          </table:table-cell>
          <table:table-cell office:value-type="string" calcext:value-type="string">
            <text:p>KEY?</text:p>
          </table:table-cell>
          <table:table-cell office:value-type="string" calcext:value-type="string">
            <text:p>( -- flag )</text:p>
          </table:table-cell>
          <table:table-cell/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 Input/Outpu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 Input/Outpu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( -- a-addr )</text:p>
          </table:table-cell>
          <table:table-cell/>
          <table:table-cell office:value-type="string" calcext:value-type="string">
            <text:p>KERNEL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6. Arithmetic and Stack</text:p>
          </table:table-cell>
          <table:table-cell office:value-type="string" calcext:value-type="string">
            <text:p>-ROLL</text:p>
          </table:table-cell>
          <table:table-cell office:value-type="string" calcext:value-type="string">
            <text:p>( xu ... x1 x0 u -- x0 xu ... x1 )</text:p>
          </table:table-cell>
          <table:table-cell/>
          <table:table-cell office:value-type="string" calcext:value-type="string">
            <text:p>STACK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. Arithmetic and Stack</text:p>
          </table:table-cell>
          <table:table-cell office:value-type="string" calcext:value-type="string">
            <text:p>-ROT</text:p>
          </table:table-cell>
          <table:table-cell office:value-type="string" calcext:value-type="string">
            <text:p>( x1 x2 x3 -- x3 x1 x2 )</text:p>
          </table:table-cell>
          <table:table-cell/>
          <table:table-cell office:value-type="string" calcext:value-type="string">
            <text:p>STACK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. Arithmetic and S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x1 -- x2 )</text:p>
          </table:table-cell>
          <table:table-cell/>
          <table:table-cell office:value-type="string" calcext:value-type="string">
            <text:p>ARITH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6. Arithmetic and S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 x1 -- x2 )</text:p>
          </table:table-cell>
          <table:table-cell/>
          <table:table-cell office:value-type="string" calcext:value-type="string">
            <text:p>ARITH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 Arithmetic and Stack</text:p>
          </table:table-cell>
          <table:table-cell office:value-type="string" calcext:value-type="string">
            <text:p>2NIP</text:p>
          </table:table-cell>
          <table:table-cell office:value-type="string" calcext:value-type="string">
            <text:p>( x1 x2 x3 x4 -- x3 x4 )</text:p>
          </table:table-cell>
          <table:table-cell/>
          <table:table-cell office:value-type="string" calcext:value-type="string">
            <text:p>STACK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. Arithmetic and Stack</text:p>
          </table:table-cell>
          <table:table-cell office:value-type="string" calcext:value-type="string">
            <text:p>&gt;&lt;</text:p>
          </table:table-cell>
          <table:table-cell office:value-type="string" calcext:value-type="string">
            <text:p>( x1 -- x2 )</text:p>
          </table:table-cell>
          <table:table-cell/>
          <table:table-cell office:value-type="string" calcext:value-type="string">
            <text:p>STACK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. Arithmetic and Stack</text:p>
          </table:table-cell>
          <table:table-cell office:value-type="string" calcext:value-type="string">
            <text:p>FM/MOD</text:p>
          </table:table-cell>
          <table:table-cell office:value-type="string" calcext:value-type="string">
            <text:p>( d n1 -- n2 n3 )</text:p>
          </table:table-cell>
          <table:table-cell/>
          <table:table-cell office:value-type="string" calcext:value-type="string">
            <text:p>ARITH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. Arithmetic and Stack</text:p>
          </table:table-cell>
          <table:table-cell office:value-type="string" calcext:value-type="string">
            <text:p>LOHI</text:p>
          </table:table-cell>
          <table:table-cell office:value-type="string" calcext:value-type="string">
            <text:p>( x -- lo hi )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. Arithmetic and Stack</text:p>
          </table:table-cell>
          <table:table-cell office:value-type="string" calcext:value-type="string">
            <text:p>LO|HI</text:p>
          </table:table-cell>
          <table:table-cell office:value-type="string" calcext:value-type="string">
            <text:p>( lo hi -- x )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. Arithmetic and Stack</text:p>
          </table:table-cell>
          <table:table-cell office:value-type="string" calcext:value-type="string">
            <text:p>LSHIFT</text:p>
          </table:table-cell>
          <table:table-cell office:value-type="string" calcext:value-type="string">
            <text:p>( x1 u -- x2 )</text:p>
          </table:table-cell>
          <table:table-cell/>
          <table:table-cell office:value-type="string" calcext:value-type="string">
            <text:p>ARITH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. Arithmetic and Stack</text:p>
          </table:table-cell>
          <table:table-cell office:value-type="string" calcext:value-type="string">
            <text:p>M*</text:p>
          </table:table-cell>
          <table:table-cell office:value-type="string" calcext:value-type="string">
            <text:p>( n1 n2 -- d )</text:p>
          </table:table-cell>
          <table:table-cell/>
          <table:table-cell office:value-type="string" calcext:value-type="string">
            <text:p>ARITH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. Arithmetic and Stack</text:p>
          </table:table-cell>
          <table:table-cell office:value-type="string" calcext:value-type="string">
            <text:p>M*/</text:p>
          </table:table-cell>
          <table:table-cell office:value-type="string" calcext:value-type="string">
            <text:p>( d1 n1 +n2 -- d2 )</text:p>
          </table:table-cell>
          <table:table-cell/>
          <table:table-cell office:value-type="string" calcext:value-type="string">
            <text:p>ARITH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. Arithmetic and Stack</text:p>
          </table:table-cell>
          <table:table-cell office:value-type="string" calcext:value-type="string">
            <text:p>M+</text:p>
          </table:table-cell>
          <table:table-cell office:value-type="string" calcext:value-type="string">
            <text:p>( d1 n -- d2 )</text:p>
          </table:table-cell>
          <table:table-cell/>
          <table:table-cell office:value-type="string" calcext:value-type="string">
            <text:p>ARITH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. Arithmetic and Stack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( x1 x2 -- x2 )</text:p>
          </table:table-cell>
          <table:table-cell/>
          <table:table-cell office:value-type="string" calcext:value-type="string">
            <text:p>STACK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. Arithmetic and Stack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( x -- flag )</text:p>
          </table:table-cell>
          <table:table-cell/>
          <table:table-cell office:value-type="string" calcext:value-type="string">
            <text:p>ARITH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 Arithmetic and Stack</text:p>
          </table:table-cell>
          <table:table-cell office:value-type="string" calcext:value-type="string">
            <text:p>RSHIFT</text:p>
          </table:table-cell>
          <table:table-cell office:value-type="string" calcext:value-type="string">
            <text:p>( x1 u -- x2 )</text:p>
          </table:table-cell>
          <table:table-cell/>
          <table:table-cell office:value-type="string" calcext:value-type="string">
            <text:p>ARITH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. Arithmetic and Stack</text:p>
          </table:table-cell>
          <table:table-cell office:value-type="string" calcext:value-type="string">
            <text:p>SM/REM</text:p>
          </table:table-cell>
          <table:table-cell office:value-type="string" calcext:value-type="string">
            <text:p>( d n1 -- n2 n3 )</text:p>
          </table:table-cell>
          <table:table-cell/>
          <table:table-cell office:value-type="string" calcext:value-type="string">
            <text:p>ARITH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. Arithmetic and Stack</text:p>
          </table:table-cell>
          <table:table-cell office:value-type="string" calcext:value-type="string">
            <text:p>TUCK</text:p>
          </table:table-cell>
          <table:table-cell office:value-type="string" calcext:value-type="string">
            <text:p>( x1 x2 -- x2 x1 x2 )</text:p>
          </table:table-cell>
          <table:table-cell/>
          <table:table-cell office:value-type="string" calcext:value-type="string">
            <text:p>STACK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. Arithmetic and Stack</text:p>
          </table:table-cell>
          <table:table-cell office:value-type="string" calcext:value-type="string">
            <text:p>U2/</text:p>
          </table:table-cell>
          <table:table-cell office:value-type="string" calcext:value-type="string">
            <text:p>( x1 -- x2 )</text:p>
          </table:table-cell>
          <table:table-cell/>
          <table:table-cell office:value-type="string" calcext:value-type="string">
            <text:p>ARITH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. Arithmetic and Stack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( u1 u2 -- u1 | u2 )</text:p>
          </table:table-cell>
          <table:table-cell/>
          <table:table-cell office:value-type="string" calcext:value-type="string">
            <text:p>COMPARE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. Arithmetic and Stack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( u1 u2 -- u1 | u2 )</text:p>
          </table:table-cell>
          <table:table-cell/>
          <table:table-cell office:value-type="string" calcext:value-type="string">
            <text:p>COMPARE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. Conversion</text:p>
          </table:table-cell>
          <table:table-cell office:value-type="string" calcext:value-type="string">
            <text:p>DPL</text:p>
          </table:table-cell>
          <table:table-cell office:value-type="string" calcext:value-type="string">
            <text:p>( -- a-addr )</text:p>
          </table:table-cell>
          <table:table-cell/>
          <table:table-cell office:value-type="string" calcext:value-type="string">
            <text:p>KERNEL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. Conversion</text:p>
          </table:table-cell>
          <table:table-cell office:value-type="string" calcext:value-type="string">
            <text:p>NUMBER?</text:p>
          </table:table-cell>
          <table:table-cell office:value-type="string" calcext:value-type="string">
            <text:p>( c-addr u -- d true | false )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. Conversion</text:p>
          </table:table-cell>
          <table:table-cell office:value-type="string" calcext:value-type="string">
            <text:p>UPCASE</text:p>
          </table:table-cell>
          <table:table-cell office:value-type="string" calcext:value-type="string">
            <text:p>( c1 -- c2 )</text:p>
          </table:table-cell>
          <table:table-cell/>
          <table:table-cell office:value-type="string" calcext:value-type="string">
            <text:p>KERNEL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. Conversion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( c-addr u -- )</text:p>
          </table:table-cell>
          <table:table-cell/>
          <table:table-cell office:value-type="string" calcext:value-type="string">
            <text:p>KERNEL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. Strings and Memory</text:p>
          </table:table-cell>
          <table:table-cell office:value-type="string" calcext:value-type="string">
            <text:p>+STRING</text:p>
          </table:table-cell>
          <table:table-cell office:value-type="string" calcext:value-type="string">
            <text:p>( c-addr1 u1 c-addr2 u2 -- c-addr2 u3 )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. Strings and Memory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( "ccc&lt;"&gt;"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. Strings and Memory</text:p>
          </table:table-cell>
          <table:table-cell office:value-type="string" calcext:value-type="string">
            <text:p>/STRING</text:p>
          </table:table-cell>
          <table:table-cell office:value-type="string" calcext:value-type="string">
            <text:p>( c-addr1 u1 n -- c-addr2 u2 )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 Strings and Memory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. Strings and Memory</text:p>
          </table:table-cell>
          <table:table-cell office:value-type="string" calcext:value-type="string">
            <text:p>CELL-</text:p>
          </table:table-cell>
          <table:table-cell office:value-type="string" calcext:value-type="string">
            <text:p>( a-addr1 -- a-addr2 )</text:p>
          </table:table-cell>
          <table:table-cell/>
          <table:table-cell office:value-type="string" calcext:value-type="string">
            <text:p>KERNEL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. Strings and Memory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( c-addr1 u1 c-addr2 u2 -- -1 | 0 | 1 )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 Strings and Memory</text:p>
          </table:table-cell>
          <table:table-cell office:value-type="string" calcext:value-type="string">
            <text:p>CTOGGLE</text:p>
          </table:table-cell>
          <table:table-cell office:value-type="string" calcext:value-type="string">
            <text:p>( x c-addr -- )</text:p>
          </table:table-cell>
          <table:table-cell/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. Strings and Memory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( a-addr1 a-addr2 u -- )</text:p>
          </table:table-cell>
          <table:table-cell/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 Strings and Memory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( a-addr -- )</text:p>
          </table:table-cell>
          <table:table-cell/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. Strings and Memory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( a-addr -- )</text:p>
          </table:table-cell>
          <table:table-cell/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. Strings and Memory</text:p>
          </table:table-cell>
          <table:table-cell office:value-type="string" calcext:value-type="string">
            <text:p>PACKED</text:p>
          </table:table-cell>
          <table:table-cell office:value-type="string" calcext:value-type="string">
            <text:p>( c-addr1 u c-addr2 -- c-addr2 )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. Strings and Memory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( -- c-addr )</text:p>
          </table:table-cell>
          <table:table-cell/>
          <table:table-cell office:value-type="string" calcext:value-type="string">
            <text:p>KERNEL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. Strings and Memory</text:p>
          </table:table-cell>
          <table:table-cell office:value-type="string" calcext:value-type="string">
            <text:p>PARSE$</text:p>
          </table:table-cell>
          <table:table-cell office:value-type="string" calcext:value-type="string">
            <text:p>( char "ccc&lt;char&gt;" -- c-addr u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. Strings and Memory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( c-addr1 u c-addr2 -- )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. Strings and Memory</text:p>
          </table:table-cell>
          <table:table-cell office:value-type="string" calcext:value-type="string">
            <text:p>S"</text:p>
          </table:table-cell>
          <table:table-cell office:value-type="string" calcext:value-type="string">
            <text:p>( "ccc&lt;"&gt;" -- )</text:p>
          </table:table-cell>
          <table:table-cell/>
          <table:table-cell office:value-type="string" calcext:value-type="string">
            <text:p>KERNEL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 Strings and Memory</text:p>
          </table:table-cell>
          <table:table-cell office:value-type="string" calcext:value-type="string">
            <text:p>S,</text:p>
          </table:table-cell>
          <table:table-cell office:value-type="string" calcext:value-type="string">
            <text:p>( c-addr +n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. Strings and Memory</text:p>
          </table:table-cell>
          <table:table-cell office:value-type="string" calcext:value-type="string">
            <text:p>S.R</text:p>
          </table:table-cell>
          <table:table-cell office:value-type="string" calcext:value-type="string">
            <text:p>( c-addr n1 n2 -- )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. Strings and Memory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( c-addr1 u1 char -- c-addr2 u2 )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. Strings and Memory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( c-addr1 u1 char -- c-addr2 u2 )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(NAME)</text:p>
          </table:table-cell>
          <table:table-cell office:value-type="string" calcext:value-type="string">
            <text:p>( nfa -- c-addr u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-?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COMPILE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.ID</text:p>
          </table:table-cell>
          <table:table-cell office:value-type="string" calcext:value-type="string">
            <text:p>( nfa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.NAME</text:p>
          </table:table-cell>
          <table:table-cell office:value-type="string" calcext:value-type="string">
            <text:p>( xt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.VOC</text:p>
          </table:table-cell>
          <table:table-cell office:value-type="string" calcext:value-type="string">
            <text:p>( wid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BEHEAD</text:p>
          </table:table-cell>
          <table:table-cell office:value-type="string" calcext:value-type="string">
            <text:p>( "name1" "name2" -- )</text:p>
          </table:table-cell>
          <table:table-cell/>
          <table:table-cell office:value-type="string" calcext:value-type="string">
            <text:p>DICT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( "name" -- )</text:p>
          </table:table-cell>
          <table:table-cell/>
          <table:table-cell office:value-type="string" calcext:value-type="string">
            <text:p>DICT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( -- a-addr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( -- a-addr )</text:p>
          </table:table-cell>
          <table:table-cell/>
          <table:table-cell office:value-type="string" calcext:value-type="string">
            <text:p>KERNEL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DICT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( "name" -- )</text:p>
          </table:table-cell>
          <table:table-cell/>
          <table:table-cell office:value-type="string" calcext:value-type="string">
            <text:p>DICT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DICT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( -- addr )</text:p>
          </table:table-cell>
          <table:table-cell/>
          <table:table-cell office:value-type="string" calcext:value-type="string">
            <text:p>KERNEL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LINK,</text:p>
          </table:table-cell>
          <table:table-cell office:value-type="string" calcext:value-type="string">
            <text:p>( a-addr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MARKER</text:p>
          </table:table-cell>
          <table:table-cell office:value-type="string" calcext:value-type="string">
            <text:p>( "name" -- )</text:p>
          </table:table-cell>
          <table:table-cell/>
          <table:table-cell office:value-type="string" calcext:value-type="string">
            <text:p>DICT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N&gt;NAME</text:p>
          </table:table-cell>
          <table:table-cell office:value-type="string" calcext:value-type="string">
            <text:p>( nfa1 -- nfa2 | 0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( xt -- )</text:p>
          </table:table-cell>
          <table:table-cell/>
          <table:table-cell office:value-type="string" calcext:value-type="string">
            <text:p>DICT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( -- a-addr )</text:p>
          </table:table-cell>
          <table:table-cell/>
          <table:table-cell office:value-type="string" calcext:value-type="string">
            <text:p>KERNEL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VOC-LINK</text:p>
          </table:table-cell>
          <table:table-cell office:value-type="string" calcext:value-type="string">
            <text:p>( -- a-addr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VOCABULARY</text:p>
          </table:table-cell>
          <table:table-cell office:value-type="string" calcext:value-type="string">
            <text:p>( "name"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W&gt;NAME</text:p>
          </table:table-cell>
          <table:table-cell office:value-type="string" calcext:value-type="string">
            <text:p>( wid -- nfa | 0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( -- a-addr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. Facility</text:p>
          </table:table-cell>
          <table:table-cell office:value-type="string" calcext:value-type="string">
            <text:p>AT-XY</text:p>
          </table:table-cell>
          <table:table-cell office:value-type="string" calcext:value-type="string">
            <text:p>( x y -- )</text:p>
          </table:table-cell>
          <table:table-cell/>
          <table:table-cell office:value-type="string" calcext:value-type="string">
            <text:p>FACILITY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. Facility</text:p>
          </table:table-cell>
          <table:table-cell office:value-type="string" calcext:value-type="string">
            <text:p>BEEP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FACILITY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. Facility</text:p>
          </table:table-cell>
          <table:table-cell office:value-type="string" calcext:value-type="string">
            <text:p>CLEAR-LINE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FACILITY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. Facility</text:p>
          </table:table-cell>
          <table:table-cell office:value-type="string" calcext:value-type="string">
            <text:p>DELETE-LINE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FACILITY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. Facility</text:p>
          </table:table-cell>
          <table:table-cell office:value-type="string" calcext:value-type="string">
            <text:p>EXIT-VIDEO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FACILITY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. Facility</text:p>
          </table:table-cell>
          <table:table-cell office:value-type="string" calcext:value-type="string">
            <text:p>HIGHLIGHT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FACILITY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. Facility</text:p>
          </table:table-cell>
          <table:table-cell office:value-type="string" calcext:value-type="string">
            <text:p>INIT-VIDEO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FACILITY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. Facility</text:p>
          </table:table-cell>
          <table:table-cell office:value-type="string" calcext:value-type="string">
            <text:p>INSERT-LINE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FACILITY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. Facility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( u -- )</text:p>
          </table:table-cell>
          <table:table-cell/>
          <table:table-cell office:value-type="string" calcext:value-type="string">
            <text:p>FACILITY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. Facilit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FACILITY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. Facility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'NEXT</text:p>
          </table:table-cell>
          <table:table-cell office:value-type="string" calcext:value-type="string">
            <text:p>( -- addr )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'SOURCE</text:p>
          </table:table-cell>
          <table:table-cell office:value-type="string" calcext:value-type="string">
            <text:p>( -- a-addr )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DISK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ADDR</text:p>
          </table:table-cell>
          <table:table-cell office:value-type="string" calcext:value-type="string">
            <text:p>( "name" -- a-addr )</text:p>
          </table:table-cell>
          <table:table-cell/>
          <table:table-cell office:value-type="string" calcext:value-type="string">
            <text:p>COMPILE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AKA</text:p>
          </table:table-cell>
          <table:table-cell office:value-type="string" calcext:value-type="string">
            <text:p>( "oldname" "newname" -- )</text:p>
          </table:table-cell>
          <table:table-cell/>
          <table:table-cell office:value-type="string" calcext:value-type="string">
            <text:p>COMPILE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( n1|u1 n2|u2 n3|u3 -- flag )</text:p>
          </table:table-cell>
          <table:table-cell/>
          <table:table-cell office:value-type="string" calcext:value-type="string">
            <text:p>COMPARE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( xt "name" -- )</text:p>
          </table:table-cell>
          <table:table-cell/>
          <table:table-cell office:value-type="string" calcext:value-type="string">
            <text:p>COMPILE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( -- a-addr )</text:p>
          </table:table-cell>
          <table:table-cell/>
          <table:table-cell office:value-type="string" calcext:value-type="string">
            <text:p>KERNEL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( -- c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KERNEL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( C: -- mark )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DEFER</text:p>
          </table:table-cell>
          <table:table-cell office:value-type="string" calcext:value-type="string">
            <text:p>( "name" -- )</text:p>
          </table:table-cell>
          <table:table-cell/>
          <table:table-cell office:value-type="string" calcext:value-type="string">
            <text:p>COMPILE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DXFORTH</text:p>
          </table:table-cell>
          <table:table-cell office:value-type="string" calcext:value-type="string">
            <text:p>( -- minor major )</text:p>
          </table:table-cell>
          <table:table-cell/>
          <table:table-cell office:value-type="string" calcext:value-type="string">
            <text:p>KERNEL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ENDCASE</text:p>
          </table:table-cell>
          <table:table-cell office:value-type="string" calcext:value-type="string">
            <text:p>( x -- )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ENDOF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EVALUATE</text:p>
          </table:table-cell>
          <table:table-cell office:value-type="string" calcext:value-type="string">
            <text:p>( c-addr u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FDB</text:p>
          </table:table-cell>
          <table:table-cell office:value-type="string" calcext:value-type="string">
            <text:p>( -- addr )</text:p>
          </table:table-cell>
          <table:table-cell/>
          <table:table-cell office:value-type="string" calcext:value-type="string">
            <text:p>DISK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INTERPRET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( xt "name" -- )</text:p>
          </table:table-cell>
          <table:table-cell/>
          <table:table-cell office:value-type="string" calcext:value-type="string">
            <text:p>COMPILE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NHOLD</text:p>
          </table:table-cell>
          <table:table-cell office:value-type="string" calcext:value-type="string">
            <text:p>( n char -- )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NOOP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KERNEL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( x1 x2 -- )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( -- a-addr )</text:p>
          </table:table-cell>
          <table:table-cell/>
          <table:table-cell office:value-type="string" calcext:value-type="string">
            <text:p>KERNEL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( x -- )</text:p>
          </table:table-cell>
          <table:table-cell/>
          <table:table-cell office:value-type="string" calcext:value-type="string">
            <text:p>KERNEL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RP!</text:p>
          </table:table-cell>
          <table:table-cell office:value-type="string" calcext:value-type="string">
            <text:p>( addr -- )</text:p>
          </table:table-cell>
          <table:table-cell/>
          <table:table-cell office:value-type="string" calcext:value-type="string">
            <text:p>STACK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RP@</text:p>
          </table:table-cell>
          <table:table-cell office:value-type="string" calcext:value-type="string">
            <text:p>( -- addr )</text:p>
          </table:table-cell>
          <table:table-cell/>
          <table:table-cell office:value-type="string" calcext:value-type="string">
            <text:p>STACK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( -- a-addr )</text:p>
          </table:table-cell>
          <table:table-cell/>
          <table:table-cell office:value-type="string" calcext:value-type="string">
            <text:p>KERNEL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( "filename[.COM]" -- )</text:p>
          </table:table-cell>
          <table:table-cell/>
          <table:table-cell office:value-type="string" calcext:value-type="string">
            <text:p>DISK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SHOLD</text:p>
          </table:table-cell>
          <table:table-cell office:value-type="string" calcext:value-type="string">
            <text:p>( c-addr u -- )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SP!</text:p>
          </table:table-cell>
          <table:table-cell office:value-type="string" calcext:value-type="string">
            <text:p>( addr -- )</text:p>
          </table:table-cell>
          <table:table-cell/>
          <table:table-cell office:value-type="string" calcext:value-type="string">
            <text:p>STACK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SP@</text:p>
          </table:table-cell>
          <table:table-cell office:value-type="string" calcext:value-type="string">
            <text:p>( -- addr )</text:p>
          </table:table-cell>
          <table:table-cell/>
          <table:table-cell office:value-type="string" calcext:value-type="string">
            <text:p>STACK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THENS</text:p>
          </table:table-cell>
          <table:table-cell office:value-type="string" calcext:value-type="string">
            <text:p>( C: mark -- )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( "name" -- c-addr u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TURNKEY</text:p>
          </table:table-cell>
          <table:table-cell office:value-type="string" calcext:value-type="string">
            <text:p>( "bootword" "filename[.EXE]" -- )</text:p>
          </table:table-cell>
          <table:table-cell/>
          <table:table-cell office:value-type="string" calcext:value-type="string">
            <text:p>DISK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TURNKEY-SYSTEM</text:p>
          </table:table-cell>
          <table:table-cell office:value-type="string" calcext:value-type="string">
            <text:p>( "bootword" "filename[.EXE]" -- )</text:p>
          </table:table-cell>
          <table:table-cell/>
          <table:table-cell office:value-type="string" calcext:value-type="string">
            <text:p>DISK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UNNEST</text:p>
          </table:table-cell>
          <table:table-cell office:value-type="string" calcext:value-type="string">
            <text:p>( -- )</text:p>
          </table:table-cell>
          <table:table-cell office:value-type="string" calcext:value-type="string">
            <text:p>( R: nest-sys -- )</text:p>
          </table:table-cell>
          <table:table-cell office:value-type="string" calcext:value-type="string">
            <text:p>KERNEL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( -- u )</text:p>
          </table:table-cell>
          <table:table-cell/>
          <table:table-cell office:value-type="string" calcext:value-type="string">
            <text:p>KERNEL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( -- a-addr )</text:p>
          </table:table-cell>
          <table:table-cell/>
          <table:table-cell office:value-type="string" calcext:value-type="string">
            <text:p>KERNEL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( +n "name" -- )</text:p>
          </table:table-cell>
          <table:table-cell/>
          <table:table-cell office:value-type="string" calcext:value-type="string">
            <text:p>COMPILE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WITHIN</text:p>
          </table:table-cell>
          <table:table-cell office:value-type="string" calcext:value-type="string">
            <text:p>( x1 x2 x3 -- flag )</text:p>
          </table:table-cell>
          <table:table-cell/>
          <table:table-cell office:value-type="string" calcext:value-type="string">
            <text:p>COMPARE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Y/N</text:p>
          </table:table-cell>
          <table:table-cell office:value-type="string" calcext:value-type="string">
            <text:p>( -- flag )</text:p>
          </table:table-cell>
          <table:table-cell/>
          <table:table-cell office:value-type="string" calcext:value-type="string">
            <text:p>KERNEL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[CHAR]</text:p>
          </table:table-cell>
          <table:table-cell office:value-type="string" calcext:value-type="string">
            <text:p>( -- c )</text:p>
          </table:table-cell>
          <table:table-cell/>
          <table:table-cell office:value-type="string" calcext:value-type="string">
            <text:p>KERNEL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[DEFINED]</text:p>
          </table:table-cell>
          <table:table-cell office:value-type="string" calcext:value-type="string">
            <text:p>( "name" -- flag )</text:p>
          </table:table-cell>
          <table:table-cell/>
          <table:table-cell office:value-type="string" calcext:value-type="string">
            <text:p>KERNEL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[UNDEFINED]</text:p>
          </table:table-cell>
          <table:table-cell office:value-type="string" calcext:value-type="string">
            <text:p>( "name" -- flag )</text:p>
          </table:table-cell>
          <table:table-cell/>
          <table:table-cell office:value-type="string" calcext:value-type="string">
            <text:p>KERNEL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KERNEL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KERNEL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(F.)</text:p>
          </table:table-cell>
          <table:table-cell office:value-type="string" calcext:value-type="string">
            <text:p>( r n -- c-addr u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(FE.)</text:p>
          </table:table-cell>
          <table:table-cell office:value-type="string" calcext:value-type="string">
            <text:p>( r n -- c-addr u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(FS.)</text:p>
          </table:table-cell>
          <table:table-cell office:value-type="string" calcext:value-type="string">
            <text:p>( r n -- c-addr u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(G.)</text:p>
          </table:table-cell>
          <table:table-cell office:value-type="string" calcext:value-type="string">
            <text:p>( r n -- c-addr u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-FP</text:p>
          </table:table-cell>
          <table:table-cell office:value-type="string" calcext:value-type="string">
            <text:p>( -- a-addr )</text:p>
          </table:table-cell>
          <table:table-cell/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&gt;FLOAT</text:p>
          </table:table-cell>
          <table:table-cell office:value-type="string" calcext:value-type="string">
            <text:p>( c-addr u -- r true | false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D&gt;F</text:p>
          </table:table-cell>
          <table:table-cell office:value-type="string" calcext:value-type="string">
            <text:p>( d -- r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!</text:p>
          </table:table-cell>
          <table:table-cell office:value-type="string" calcext:value-type="string">
            <text:p>( r f-addr -- <text:s/>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( r1 r2 -- r3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**</text:p>
          </table:table-cell>
          <table:table-cell office:value-type="string" calcext:value-type="string">
            <text:p>( r1 r2 -- r3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+</text:p>
          </table:table-cell>
          <table:table-cell office:value-type="string" calcext:value-type="string">
            <text:p>( r1 r2 -- r3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,</text:p>
          </table:table-cell>
          <table:table-cell office:value-type="string" calcext:value-type="string">
            <text:p>( r -- )</text:p>
          </table:table-cell>
          <table:table-cell/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-</text:p>
          </table:table-cell>
          <table:table-cell office:value-type="string" calcext:value-type="string">
            <text:p>( r1 r2 -- r3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.</text:p>
          </table:table-cell>
          <table:table-cell office:value-type="string" calcext:value-type="string">
            <text:p>( r --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.R</text:p>
          </table:table-cell>
          <table:table-cell office:value-type="string" calcext:value-type="string">
            <text:p>( n u -- ) or ( r n u --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/</text:p>
          </table:table-cell>
          <table:table-cell office:value-type="string" calcext:value-type="string">
            <text:p>( r1 r2 -- r3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0&lt;</text:p>
          </table:table-cell>
          <table:table-cell office:value-type="string" calcext:value-type="string">
            <text:p>( r -- flag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0=</text:p>
          </table:table-cell>
          <table:table-cell office:value-type="string" calcext:value-type="string">
            <text:p>( r -- flag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0&gt;</text:p>
          </table:table-cell>
          <table:table-cell office:value-type="string" calcext:value-type="string">
            <text:p>( r -- flag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&lt;</text:p>
          </table:table-cell>
          <table:table-cell office:value-type="string" calcext:value-type="string">
            <text:p>( r1 r2 -- flag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&gt;</text:p>
          </table:table-cell>
          <table:table-cell office:value-type="string" calcext:value-type="string">
            <text:p>( r1 r2 -- flag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&gt;D</text:p>
          </table:table-cell>
          <table:table-cell office:value-type="string" calcext:value-type="string">
            <text:p>( r -- d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&gt;S</text:p>
          </table:table-cell>
          <table:table-cell office:value-type="string" calcext:value-type="string">
            <text:p>( r -- n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@</text:p>
          </table:table-cell>
          <table:table-cell office:value-type="string" calcext:value-type="string">
            <text:p>( f-addr -- r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ABS</text:p>
          </table:table-cell>
          <table:table-cell office:value-type="string" calcext:value-type="string">
            <text:p>( r1 -- r2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ATAN</text:p>
          </table:table-cell>
          <table:table-cell office:value-type="string" calcext:value-type="string">
            <text:p>( r1 -- r2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COS</text:p>
          </table:table-cell>
          <table:table-cell office:value-type="string" calcext:value-type="string">
            <text:p>( r1 -- r2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( -- a-addr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DROP</text:p>
          </table:table-cell>
          <table:table-cell office:value-type="string" calcext:value-type="string">
            <text:p>( r -- <text:s/>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DUP</text:p>
          </table:table-cell>
          <table:table-cell office:value-type="string" calcext:value-type="string">
            <text:p>( r -- r r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E.</text:p>
          </table:table-cell>
          <table:table-cell office:value-type="string" calcext:value-type="string">
            <text:p>( r --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E.R</text:p>
          </table:table-cell>
          <table:table-cell office:value-type="string" calcext:value-type="string">
            <text:p>( r n u --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EXP</text:p>
          </table:table-cell>
          <table:table-cell office:value-type="string" calcext:value-type="string">
            <text:p>( r1 -- r2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LN</text:p>
          </table:table-cell>
          <table:table-cell office:value-type="string" calcext:value-type="string">
            <text:p>( r1 -- r2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( r1 -- r2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MAX</text:p>
          </table:table-cell>
          <table:table-cell office:value-type="string" calcext:value-type="string">
            <text:p>( r1 r2 -- r3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MIN</text:p>
          </table:table-cell>
          <table:table-cell office:value-type="string" calcext:value-type="string">
            <text:p>( r1 r2 -- r3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NEGATE</text:p>
          </table:table-cell>
          <table:table-cell office:value-type="string" calcext:value-type="string">
            <text:p>( r1 -- r2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OVER</text:p>
          </table:table-cell>
          <table:table-cell office:value-type="string" calcext:value-type="string">
            <text:p>( r1 r2 -- r1 r2 r1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PICK</text:p>
          </table:table-cell>
          <table:table-cell office:value-type="string" calcext:value-type="string">
            <text:p>( ru ... r0 u -- ru ... r0 ru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RANDOM</text:p>
          </table:table-cell>
          <table:table-cell office:value-type="string" calcext:value-type="string">
            <text:p>( r1 -- r2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ROT</text:p>
          </table:table-cell>
          <table:table-cell office:value-type="string" calcext:value-type="string">
            <text:p>( r1 r2 r3 -- r2 r3 r1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ROUND</text:p>
          </table:table-cell>
          <table:table-cell office:value-type="string" calcext:value-type="string">
            <text:p>( r1 -- r2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S.</text:p>
          </table:table-cell>
          <table:table-cell office:value-type="string" calcext:value-type="string">
            <text:p>( r --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S.R</text:p>
          </table:table-cell>
          <table:table-cell office:value-type="string" calcext:value-type="string">
            <text:p>( r n u --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S0</text:p>
          </table:table-cell>
          <table:table-cell office:value-type="string" calcext:value-type="string">
            <text:p>( -- a-addr )</text:p>
          </table:table-cell>
          <table:table-cell/>
          <table:table-cell office:value-type="string" calcext:value-type="string">
            <text:p>KERNEL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SIN</text:p>
          </table:table-cell>
          <table:table-cell office:value-type="string" calcext:value-type="string">
            <text:p>( r1 -- r2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SP</text:p>
          </table:table-cell>
          <table:table-cell office:value-type="string" calcext:value-type="string">
            <text:p>( -- a-addr )</text:p>
          </table:table-cell>
          <table:table-cell/>
          <table:table-cell office:value-type="string" calcext:value-type="string">
            <text:p>KERNEL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SQRT</text:p>
          </table:table-cell>
          <table:table-cell office:value-type="string" calcext:value-type="string">
            <text:p>( r1 -- r2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SWAP</text:p>
          </table:table-cell>
          <table:table-cell office:value-type="string" calcext:value-type="string">
            <text:p>( r1 r2 -- r2 r1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( r --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G.R</text:p>
          </table:table-cell>
          <table:table-cell office:value-type="string" calcext:value-type="string">
            <text:p>( r n u --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MAX-PRECISION</text:p>
          </table:table-cell>
          <table:table-cell office:value-type="string" calcext:value-type="string">
            <text:p>( -- u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 -- r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( -- u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REPRESENT</text:p>
          </table:table-cell>
          <table:table-cell office:value-type="string" calcext:value-type="string">
            <text:p>( r c-addr n1 -- n2 flag1 flag2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S&gt;F</text:p>
          </table:table-cell>
          <table:table-cell office:value-type="string" calcext:value-type="string">
            <text:p>( n -- r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SET-PRECISION</text:p>
          </table:table-cell>
          <table:table-cell office:value-type="string" calcext:value-type="string">
            <text:p>( u -- 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. Compiler Security</text:p>
          </table:table-cell>
          <table:table-cell office:value-type="string" calcext:value-type="string">
            <text:p>!CSP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13. Compiler Security</text:p>
          </table:table-cell>
          <table:table-cell office:value-type="string" calcext:value-type="string">
            <text:p>+BAL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. Compiler Security</text:p>
          </table:table-cell>
          <table:table-cell office:value-type="string" calcext:value-type="string">
            <text:p>-BAL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. Compiler Security</text:p>
          </table:table-cell>
          <table:table-cell office:value-type="string" calcext:value-type="string">
            <text:p>?BAL</text:p>
          </table:table-cell>
          <table:table-cell office:value-type="string" calcext:value-type="string">
            <text:p>( flag --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. Compiler Security</text:p>
          </table:table-cell>
          <table:table-cell office:value-type="string" calcext:value-type="string">
            <text:p>?CSP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13. Compiler Security</text:p>
          </table:table-cell>
          <table:table-cell office:value-type="string" calcext:value-type="string">
            <text:p>?COMP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13. Compiler Security</text:p>
          </table:table-cell>
          <table:table-cell office:value-type="string" calcext:value-type="string">
            <text:p>?EXEC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13. Compiler Security</text:p>
          </table:table-cell>
          <table:table-cell office:value-type="string" calcext:value-type="string">
            <text:p>?STACK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13. Compiler Security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( -- a-addr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. Compiler Security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( -- a-addr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13. Compiler Security</text:p>
          </table:table-cell>
          <table:table-cell office:value-type="string" calcext:value-type="string">
            <text:p>SMUDGE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COMPILE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14. Control Flow Stack</text:p>
          </table:table-cell>
          <table:table-cell office:value-type="string" calcext:value-type="string">
            <text:p>&lt;MARK</text:p>
          </table:table-cell>
          <table:table-cell office:value-type="string" calcext:value-type="string">
            <text:p>( C: -- dest )</text:p>
          </table:table-cell>
          <table:table-cell table:number-columns-repeated="4"/>
          <table:table-cell office:value-type="string" calcext:value-type="string">
            <text:p>S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. Control Flow Stack</text:p>
          </table:table-cell>
          <table:table-cell office:value-type="string" calcext:value-type="string">
            <text:p>&lt;RESOLVE</text:p>
          </table:table-cell>
          <table:table-cell office:value-type="string" calcext:value-type="string">
            <text:p>( C: dest --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. Control Flow Stack</text:p>
          </table:table-cell>
          <table:table-cell office:value-type="string" calcext:value-type="string">
            <text:p>&gt;MARK</text:p>
          </table:table-cell>
          <table:table-cell office:value-type="string" calcext:value-type="string">
            <text:p>( C: -- orig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. Control Flow Stack</text:p>
          </table:table-cell>
          <table:table-cell office:value-type="string" calcext:value-type="string">
            <text:p>&gt;RESOLVE</text:p>
          </table:table-cell>
          <table:table-cell office:value-type="string" calcext:value-type="string">
            <text:p>( C: orig -- )</text:p>
          </table:table-cell>
          <table:table-cell table:number-columns-repeated="4"/>
          <table:table-cell office:value-type="string" calcext:value-type="string">
            <text:p>S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. Control Flow Stack</text:p>
          </table:table-cell>
          <table:table-cell office:value-type="string" calcext:value-type="string">
            <text:p>AHEAD</text:p>
          </table:table-cell>
          <table:table-cell office:value-type="string" calcext:value-type="string">
            <text:p>( C: -- orig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. Control Flow Stack</text:p>
          </table:table-cell>
          <table:table-cell office:value-type="string" calcext:value-type="string">
            <text:p>CS-PICK</text:p>
          </table:table-cell>
          <table:table-cell office:value-type="string" calcext:value-type="string">
            <text:p>( C: xu..x0 -- xu..x0 xu )</text:p>
          </table:table-cell>
          <table:table-cell office:value-type="string" calcext:value-type="string">
            <text:p>( S: u -- )</text:p>
          </table:table-cell>
          <table:table-cell office:value-type="string" calcext:value-type="string">
            <text:p>CONTROL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. Control Flow Stack</text:p>
          </table:table-cell>
          <table:table-cell office:value-type="string" calcext:value-type="string">
            <text:p>CS-ROLL</text:p>
          </table:table-cell>
          <table:table-cell office:value-type="string" calcext:value-type="string">
            <text:p>( C: xu..x0 -- xu-1..x0 xu )</text:p>
          </table:table-cell>
          <table:table-cell office:value-type="string" calcext:value-type="string">
            <text:p>( S: u -- <text:s/>)</text:p>
          </table:table-cell>
          <table:table-cell office:value-type="string" calcext:value-type="string">
            <text:p>CONTROL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. Control Flow Stack</text:p>
          </table:table-cell>
          <table:table-cell office:value-type="string" calcext:value-type="string">
            <text:p>CS-DROP</text:p>
          </table:table-cell>
          <table:table-cell office:value-type="string" calcext:value-type="string">
            <text:p>( C: x --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. Control Flow Stack</text:p>
          </table:table-cell>
          <table:table-cell office:value-type="string" calcext:value-type="string">
            <text:p>CS-PUSH</text:p>
          </table:table-cell>
          <table:table-cell office:value-type="string" calcext:value-type="string">
            <text:p>( C: xu..x1 x0 -- x0 xu..x1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. Control Flow Stack</text:p>
          </table:table-cell>
          <table:table-cell office:value-type="string" calcext:value-type="string">
            <text:p>CS-POP</text:p>
          </table:table-cell>
          <table:table-cell office:value-type="string" calcext:value-type="string">
            <text:p>( C: xu xu-1..x0 -- xu-1..x0 xu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. Control Flow Stack</text:p>
          </table:table-cell>
          <table:table-cell office:value-type="string" calcext:value-type="string">
            <text:p>CS-MARK</text:p>
          </table:table-cell>
          <table:table-cell office:value-type="string" calcext:value-type="string">
            <text:p>( C: -- x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. Control Flow Stack</text:p>
          </table:table-cell>
          <table:table-cell office:value-type="string" calcext:value-type="string">
            <text:p>CS-TEST</text:p>
          </table:table-cell>
          <table:table-cell office:value-type="string" calcext:value-type="string">
            <text:p>( C: x -- x )</text:p>
          </table:table-cell>
          <table:table-cell office:value-type="string" calcext:value-type="string">
            <text:p>( S: -- flag )</text:p>
          </table:table-cell>
          <table:table-cell office:value-type="string" calcext:value-type="string">
            <text:p>CONTROL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(EXIT)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XECUTE</text:p>
          </table:table-cell>
          <table:table-cell office:value-type="string" calcext:value-type="string">
            <text:p>( xt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@EXECUTE</text:p>
          </table:table-cell>
          <table:table-cell office:value-type="string" calcext:value-type="string">
            <text:p>( a-addr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LIT</text:p>
          </table:table-cell>
          <table:table-cell office:value-type="string" calcext:value-type="string">
            <text:p>( -- char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IT</text:p>
          </table:table-cell>
          <table:table-cell office:value-type="string" calcext:value-type="string">
            <text:p>( -- n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LIT</text:p>
          </table:table-cell>
          <table:table-cell office:value-type="string" calcext:value-type="string">
            <text:p>( -- d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.R</text:p>
          </table:table-cell>
          <table:table-cell office:value-type="string" calcext:value-type="string">
            <text:p>( u1 u2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.R</text:p>
          </table:table-cell>
          <table:table-cell office:value-type="string" calcext:value-type="string">
            <text:p>( d u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.R</text:p>
          </table:table-cell>
          <table:table-cell office:value-type="string" calcext:value-type="string">
            <text:p>( n u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.</text:p>
          </table:table-cell>
          <table:table-cell office:value-type="string" calcext:value-type="string">
            <text:p>( u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.</text:p>
          </table:table-cell>
          <table:table-cell office:value-type="string" calcext:value-type="string">
            <text:p>( d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( n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( addr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( -- 0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( -- 1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( -- 2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( -- 3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 office:value-type="string" calcext:value-type="string">
            <text:p>( -- 32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BUF</text:p>
          </table:table-cell>
          <table:table-cell office:value-type="string" calcext:value-type="string">
            <text:p>( -- addr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OOT</text:p>
          </table:table-cell>
          <table:table-cell office:value-type="string" calcext:value-type="string">
            <text:p>( -- addr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( -- addr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LK</text:p>
          </table:table-cell>
          <table:table-cell table:number-columns-repeated="2"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gt;IN</text:p>
          </table:table-cell>
          <table:table-cell table:number-columns-repeated="2"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R</text:p>
          </table:table-cell>
          <table:table-cell table:number-columns-repeated="2"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table:number-columns-repeated="2"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RRMSG</text:p>
          </table:table-cell>
          <table:table-cell office:value-type="string" calcext:value-type="string">
            <text:p>( -- addr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T-CONTEXT</text:p>
          </table:table-cell>
          <table:table-cell office:value-type="string" calcext:value-type="string">
            <text:p>( -- wid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T-CURRENT</text:p>
          </table:table-cell>
          <table:table-cell office:value-type="string" calcext:value-type="string">
            <text:p>( -- wid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T-CURRENT</text:p>
          </table:table-cell>
          <table:table-cell office:value-type="string" calcext:value-type="string">
            <text:p>( wid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BUF</text:p>
          </table:table-cell>
          <table:table-cell office:value-type="string" calcext:value-type="string">
            <text:p>( -- addr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PH</text:p>
          </table:table-cell>
          <table:table-cell table:number-columns-repeated="2"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LD</text:p>
          </table:table-cell>
          <table:table-cell table:number-columns-repeated="2"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number-columns-repeated="2"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YS?</text:p>
          </table:table-cell>
          <table:table-cell office:value-type="string" calcext:value-type="string">
            <text:p>( -- flag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ATE?</text:p>
          </table:table-cell>
          <table:table-cell office:value-type="string" calcext:value-type="string">
            <text:p>( -- flag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HECK?</text:p>
          </table:table-cell>
          <table:table-cell office:value-type="string" calcext:value-type="string">
            <text:p>( -- flag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( -- addr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LOT</text:p>
          </table:table-cell>
          <table:table-cell office:value-type="string" calcext:value-type="string">
            <text:p>( n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ERE</text:p>
          </table:table-cell>
          <table:table-cell office:value-type="string" calcext:value-type="string">
            <text:p>( -- addr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,</text:p>
          </table:table-cell>
          <table:table-cell office:value-type="string" calcext:value-type="string">
            <text:p>( char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( n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gt;BODY</text:p>
          </table:table-cell>
          <table:table-cell office:value-type="string" calcext:value-type="string">
            <text:p>( xt -- addr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&gt;COUNT</text:p>
          </table:table-cell>
          <table:table-cell office:value-type="string" calcext:value-type="string">
            <text:p>( nfa -- h-addr len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&gt;LINK</text:p>
          </table:table-cell>
          <table:table-cell office:value-type="string" calcext:value-type="string">
            <text:p>( nfa -- lfa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AME&gt;</text:p>
          </table:table-cell>
          <table:table-cell office:value-type="string" calcext:value-type="string">
            <text:p>( nfa -- xt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ALIAS</text:p>
          </table:table-cell>
          <table:table-cell office:value-type="string" calcext:value-type="string">
            <text:p>( nfa -- nfa flag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gt;NAME</text:p>
          </table:table-cell>
          <table:table-cell office:value-type="string" calcext:value-type="string">
            <text:p>( xt -- nfa | 0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?DEFINED</text:p>
          </table:table-cell>
          <table:table-cell office:value-type="string" calcext:value-type="string">
            <text:p>( flag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]</text:p>
          </table:table-cell>
          <table:table-cell table:number-columns-repeated="2"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MPILE,</text:p>
          </table:table-cell>
          <table:table-cell office:value-type="string" calcext:value-type="string">
            <text:p>( xt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MPILE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STPONE</text:p>
          </table:table-cell>
          <table:table-cell table:number-columns-repeated="2"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ACCEPT)</text:p>
          </table:table-cell>
          <table:table-cell office:value-type="string" calcext:value-type="string">
            <text:p>( c-addr +n1 -- +n2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EPT</text:p>
          </table:table-cell>
          <table:table-cell office:value-type="string" calcext:value-type="string">
            <text:p>( c-addr +n1 -- +n2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( -- c-addr u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RSE</text:p>
          </table:table-cell>
          <table:table-cell office:value-type="string" calcext:value-type="string">
            <text:p>( char -- c-addr u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PARSE)</text:p>
          </table:table-cell>
          <table:table-cell office:value-type="string" calcext:value-type="string">
            <text:p>( char f -- c-addr u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+PSB</text:p>
          </table:table-cell>
          <table:table-cell office:value-type="string" calcext:value-type="string">
            <text:p>( a1 n1 n2 -- n3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WA</text:p>
          </table:table-cell>
          <table:table-cell office:value-type="string" calcext:value-type="string">
            <text:p>( -- adr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PACK</text:p>
          </table:table-cell>
          <table:table-cell office:value-type="string" calcext:value-type="string">
            <text:p>( c-addr1 +n -- c-addr2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( char -- c-addr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L-WORD</text:p>
          </table:table-cell>
          <table:table-cell office:value-type="string" calcext:value-type="string">
            <text:p>( -- c-addr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EFINED</text:p>
          </table:table-cell>
          <table:table-cell office:value-type="string" calcext:value-type="string">
            <text:p>( -- c-addr 0 | xt -1 | xt 1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string" calcext:value-type="string">
            <text:p>( "ccc&lt;delim&gt;"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.(</text:p>
          </table:table-cell>
          <table:table-cell office:value-type="string" calcext:value-type="string">
            <text:p>( "ccc&lt;delim&gt;"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ORDLIST</text:p>
          </table:table-cell>
          <table:table-cell office:value-type="string" calcext:value-type="string">
            <text:p>( -- wid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EFINITIONS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ORTH</text:p>
          </table:table-cell>
          <table:table-cell table:number-columns-repeated="2"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EVAL)</text:p>
          </table:table-cell>
          <table:table-cell office:value-type="string" calcext:value-type="string">
            <text:p>( c-addr u blk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REFILL)</text:p>
          </table:table-cell>
          <table:table-cell office:value-type="string" calcext:value-type="string">
            <text:p>( -- flag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FILL</text:p>
          </table:table-cell>
          <table:table-cell office:value-type="string" calcext:value-type="string">
            <text:p>( -- flag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SET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INTERPRET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ORTH-RESET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QUIT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OOT?</text:p>
          </table:table-cell>
          <table:table-cell office:value-type="string" calcext:value-type="string">
            <text:p>( -- bootword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ABORT)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.ERROR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RROR</text:p>
          </table:table-cell>
          <table:table-cell office:value-type="string" calcext:value-type="string">
            <text:p>( n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TCH</text:p>
          </table:table-cell>
          <table:table-cell office:value-type="string" calcext:value-type="string">
            <text:p>( xt -- n | 0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HROW</text:p>
          </table:table-cell>
          <table:table-cell office:value-type="string" calcext:value-type="string">
            <text:p>( n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BORT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ABORT")</text:p>
          </table:table-cell>
          <table:table-cell office:value-type="string" calcext:value-type="string">
            <text:p>( n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BORT"</text:p>
          </table:table-cell>
          <table:table-cell table:number-columns-repeated="2"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S")</text:p>
          </table:table-cell>
          <table:table-cell office:value-type="string" calcext:value-type="string">
            <text:p>( -- c-addr u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LITERAL</text:p>
          </table:table-cell>
          <table:table-cell office:value-type="string" calcext:value-type="string">
            <text:p>( c-addr u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C")</text:p>
          </table:table-cell>
          <table:table-cell office:value-type="string" calcext:value-type="string">
            <text:p>( -- c-addr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"</text:p>
          </table:table-cell>
          <table:table-cell office:value-type="string" calcext:value-type="string">
            <text:p>( -- c-addr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.")</text:p>
          </table:table-cell>
          <table:table-cell table:number-columns-repeated="2"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."</text:p>
          </table:table-cell>
          <table:table-cell table:number-columns-repeated="2"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HAR?</text:p>
          </table:table-cell>
          <table:table-cell office:value-type="string" calcext:value-type="string">
            <text:p>( x -- x flag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ITERAL</text:p>
          </table:table-cell>
          <table:table-cell office:value-type="string" calcext:value-type="string">
            <text:p>( n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LITERAL</text:p>
          </table:table-cell>
          <table:table-cell office:value-type="string" calcext:value-type="string">
            <text:p>( d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[COMPILE]</text:p>
          </table:table-cell>
          <table:table-cell table:number-columns-repeated="2"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CURSE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HAR+</text:p>
          </table:table-cell>
          <table:table-cell office:value-type="string" calcext:value-type="string">
            <text:p>( c-addr1 -- c-addr2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HARS</text:p>
          </table:table-cell>
          <table:table-cell office:value-type="string" calcext:value-type="string">
            <text:p>( n1 -- n2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ELL+</text:p>
          </table:table-cell>
          <table:table-cell office:value-type="string" calcext:value-type="string">
            <text:p>( addr1 -- addr2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ELLS</text:p>
          </table:table-cell>
          <table:table-cell office:value-type="string" calcext:value-type="string">
            <text:p>( n1 -- n2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IGN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IGNED</text:p>
          </table:table-cell>
          <table:table-cell office:value-type="string" calcext:value-type="string">
            <text:p>( addr -- a-addr )</text:p>
          </table:table-cell>
          <table:table-cell/>
          <table:table-cell office:value-type="string" calcext:value-type="string">
            <text:p>KER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DP</text:p>
          </table:table-cell>
          <table:table-cell office:value-type="string" calcext:value-type="string">
            <text:p>( adr -- adr xdp )</text:p>
          </table:table-cell>
          <table:table-cell/>
          <table:table-cell office:value-type="string" calcext:value-type="string">
            <text:p>DIC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UNES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DIC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?PROTECTED</text:p>
          </table:table-cell>
          <table:table-cell office:value-type="string" calcext:value-type="string">
            <text:p>( h-addr -- h-addr )</text:p>
          </table:table-cell>
          <table:table-cell/>
          <table:table-cell office:value-type="string" calcext:value-type="string">
            <text:p>DIC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AME?</text:p>
          </table:table-cell>
          <table:table-cell office:value-type="string" calcext:value-type="string">
            <text:p>( "name" -- xt nfa )</text:p>
          </table:table-cell>
          <table:table-cell/>
          <table:table-cell office:value-type="string" calcext:value-type="string">
            <text:p>DIC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FIND</text:p>
          </table:table-cell>
          <table:table-cell office:value-type="string" calcext:value-type="string">
            <text:p>( wid nfa -- lfa |0 )</text:p>
          </table:table-cell>
          <table:table-cell/>
          <table:table-cell office:value-type="string" calcext:value-type="string">
            <text:p>DIC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?VOC</text:p>
          </table:table-cell>
          <table:table-cell office:value-type="string" calcext:value-type="string">
            <text:p>( flag -- )</text:p>
          </table:table-cell>
          <table:table-cell/>
          <table:table-cell office:value-type="string" calcext:value-type="string">
            <text:p>DIC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FORGET)</text:p>
          </table:table-cell>
          <table:table-cell office:value-type="string" calcext:value-type="string">
            <text:p>( nfa dp -- )</text:p>
          </table:table-cell>
          <table:table-cell/>
          <table:table-cell office:value-type="string" calcext:value-type="string">
            <text:p>DIC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OF)</text:p>
          </table:table-cell>
          <table:table-cell office:value-type="string" calcext:value-type="string">
            <text:p>( n1 n2 --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RANCH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?BRANCH</text:p>
          </table:table-cell>
          <table:table-cell office:value-type="string" calcext:value-type="string">
            <text:p>( flag --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LOOP)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NLOOP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+LOOP)</text:p>
          </table:table-cell>
          <table:table-cell office:value-type="string" calcext:value-type="string">
            <text:p>( n --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LEAVE)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?DO)</text:p>
          </table:table-cell>
          <table:table-cell office:value-type="string" calcext:value-type="string">
            <text:p>( n1 n2 --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DO)</text:p>
          </table:table-cell>
          <table:table-cell office:value-type="string" calcext:value-type="string">
            <text:p>( n1 n2 --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( -- addr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?DEPTH</text:p>
          </table:table-cell>
          <table:table-cell office:value-type="string" calcext:value-type="string">
            <text:p>( x -- x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?ORIG</text:p>
          </table:table-cell>
          <table:table-cell office:value-type="string" calcext:value-type="string">
            <text:p>( orig -- orig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?DEST</text:p>
          </table:table-cell>
          <table:table-cell office:value-type="string" calcext:value-type="string">
            <text:p>( dest -- dest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EGIN</text:p>
          </table:table-cell>
          <table:table-cell office:value-type="string" calcext:value-type="string">
            <text:p>( -- dest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HEN</text:p>
          </table:table-cell>
          <table:table-cell office:value-type="string" calcext:value-type="string">
            <text:p>(crlf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( -- orig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LSE</text:p>
          </table:table-cell>
          <table:table-cell office:value-type="string" calcext:value-type="string">
            <text:p>( orig1 -- orig2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NTIL</text:p>
          </table:table-cell>
          <table:table-cell office:value-type="string" calcext:value-type="string">
            <text:p>( dest --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GAIN</text:p>
          </table:table-cell>
          <table:table-cell office:value-type="string" calcext:value-type="string">
            <text:p>( dest --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HILE</text:p>
          </table:table-cell>
          <table:table-cell office:value-type="string" calcext:value-type="string">
            <text:p>( x -- orig x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PEAT</text:p>
          </table:table-cell>
          <table:table-cell office:value-type="string" calcext:value-type="string">
            <text:p>( orig dest --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V</text:p>
          </table:table-cell>
          <table:table-cell office:value-type="string" calcext:value-type="string">
            <text:p>( -- addr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O</text:p>
          </table:table-cell>
          <table:table-cell office:value-type="string" calcext:value-type="string">
            <text:p>( -- orig dest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?DO</text:p>
          </table:table-cell>
          <table:table-cell office:value-type="string" calcext:value-type="string">
            <text:p>( -- orig dest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( -- x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( -- x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OOP</text:p>
          </table:table-cell>
          <table:table-cell office:value-type="string" calcext:value-type="string">
            <text:p>( addr1 addr2 --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+LOOP</text:p>
          </table:table-cell>
          <table:table-cell office:value-type="string" calcext:value-type="string">
            <text:p>( addr1 addr2 --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F0</text:p>
          </table:table-cell>
          <table:table-cell table:number-columns-repeated="2"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#CS</text:p>
          </table:table-cell>
          <table:table-cell office:value-type="string" calcext:value-type="string">
            <text:p>( -- cells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[ELSE]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[IF]</text:p>
          </table:table-cell>
          <table:table-cell office:value-type="string" calcext:value-type="string">
            <text:p>( flag --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[THEN]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FIND</text:p>
          </table:table-cell>
          <table:table-cell office:value-type="string" calcext:value-type="string">
            <text:p>( c-addr wid -- 0 | xt nfa -1 | xt nfa 1 )</text:p>
          </table:table-cell>
          <table:table-cell/>
          <table:table-cell office:value-type="string" calcext:value-type="string">
            <text:p>COMPI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FIND)</text:p>
          </table:table-cell>
          <table:table-cell office:value-type="string" calcext:value-type="string">
            <text:p>( c-addr -- c-addr 0 | xt -1 | xt 1 )</text:p>
          </table:table-cell>
          <table:table-cell/>
          <table:table-cell office:value-type="string" calcext:value-type="string">
            <text:p>COMPI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( c-addr -- c-addr 0 | xt -1 | xt 1 )</text:p>
          </table:table-cell>
          <table:table-cell/>
          <table:table-cell office:value-type="string" calcext:value-type="string">
            <text:p>COMPI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ARCH-WORDLIST</text:p>
          </table:table-cell>
          <table:table-cell office:value-type="string" calcext:value-type="string">
            <text:p>( c-addr u wid -- 0 | xt -1 | xt 1 )</text:p>
          </table:table-cell>
          <table:table-cell/>
          <table:table-cell office:value-type="string" calcext:value-type="string">
            <text:p>COMPI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ARNING?</text:p>
          </table:table-cell>
          <table:table-cell office:value-type="string" calcext:value-type="string">
            <text:p>( -- 0|1 )</text:p>
          </table:table-cell>
          <table:table-cell/>
          <table:table-cell office:value-type="string" calcext:value-type="string">
            <text:p>COMPI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MMEDIATE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COMPI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EADER</text:p>
          </table:table-cell>
          <table:table-cell office:value-type="string" calcext:value-type="string">
            <text:p>( xt|0 "name" -- )</text:p>
          </table:table-cell>
          <table:table-cell/>
          <table:table-cell office:value-type="string" calcext:value-type="string">
            <text:p>COMPI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,CALL</text:p>
          </table:table-cell>
          <table:table-cell office:value-type="string" calcext:value-type="string">
            <text:p>( addr -- )</text:p>
          </table:table-cell>
          <table:table-cell/>
          <table:table-cell office:value-type="string" calcext:value-type="string">
            <text:p>COMPI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,DOCOL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COMPI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COMPI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XIT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COMPI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;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COMPI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:NONAME</text:p>
          </table:table-cell>
          <table:table-cell office:value-type="string" calcext:value-type="string">
            <text:p>( -- xt )</text:p>
          </table:table-cell>
          <table:table-cell/>
          <table:table-cell office:value-type="string" calcext:value-type="string">
            <text:p>COMPI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REATE</text:p>
          </table:table-cell>
          <table:table-cell office:value-type="string" calcext:value-type="string">
            <text:p>( -- addr )</text:p>
          </table:table-cell>
          <table:table-cell/>
          <table:table-cell office:value-type="string" calcext:value-type="string">
            <text:p>COMPI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"</text:p>
          </table:table-cell>
          <table:table-cell office:value-type="string" calcext:value-type="string">
            <text:p>CODE);;;COMPILE</text:p>
            <text:p>;DOES&gt;;;;COMPILE</text:p>
            <text:p>;VARIABLE;( -- addr );;COMPILE</text:p>
            <text:p>;VALUE;( -- x );;COMPILE</text:p>
            <text:p>;CONSTANT;( -- x );;COMPILE</text:p>
            <text:p>;2VARIABLE;( -- addr );;COMPILE</text:p>
            <text:p>;2CONSTANT;( -- x2 x1 );;COMPILE</text:p>
            <text:p>;(TO);( x -- );;COMPILE</text:p>
            <text:p>;TO;;;COMPILE</text:p>
            <text:p>;0=;( x -- flag );;COMPARE</text:p>
            <text:p>;0&lt;&gt;;( x -- flag );;COMPARE</text:p>
            <text:p>;=;( x1 x2 -- flag );;COMPARE</text:p>
            <text:p>;&lt;&gt;;( x1 x2 -- flag );;COMPARE</text:p>
            <text:p>;0&lt;;( n -- flag );;COMPARE</text:p>
            <text:p>;0&gt;;( n -- flag );;COMPARE</text:p>
            <text:p>;&lt;;( n1 n2 -- flag );;COMPARE</text:p>
            <text:p>;&gt;;( n1 n2 -- flag );;COMPARE</text:p>
            <text:p>;U&lt;;( u1 u2 -- flag );;COMPARE</text:p>
            <text:p>;U&gt;;( u1 u2 -- flag );;COMPARE</text:p>
            <text:p>;0MAX;( n1 -- n2 );;COMPARE</text:p>
            <text:p>;MAX;( n1 n2 -- n1 | n2 );;COMPARE</text:p>
            <text:p>;MIN;( n1 n2 -- n1 | n2 );;COMPARE</text:p>
            <text:p>;D0=;( d -- flag );;COMPARE</text:p>
            <text:p>;D=;( d1 d2 -- flag );;COMPARE</text:p>
            <text:p>;D0&lt;;( d -- flag );;COMPARE</text:p>
            <text:p>;D&lt;;( d1 d2 -- flag );;COMPARE</text:p>
            <text:p>;DU&lt;;( ud1 ud2 -- flag );;COMPARE</text:p>
            <text:p>;DMIN;( d1 d2 -- d1 | d2 );;COMPARE</text:p>
            <text:p>;DMAX;( d1 d2 -- d1 | d2 );;COMPARE</text:p>
            <text:p>;?TERMINAL;( -- flag );;DOS</text:p>
            <text:p>;CONIN;( -- char );;DOS</text:p>
            <text:p>;CONOUT;( char -- );;DOS</text:p>
            <text:p>;LSTOUT;( char -- );;DOS</text:p>
            <text:p>;@;( a-addr -- x );;MEMORY</text:p>
            <text:p>;2!;( x1 x2 a-addr -- );;MEMORY</text:p>
            <text:p>;!;( x a-addr -- );;MEMORY</text:p>
            <text:p>;C@;( c-addr -- char );;MEMORY</text:p>
            <text:p>;C!;( char c-addr -- );;MEMORY</text:p>
            <text:p>;2@;( a-addr -- x1 x2 );;MEMORY</text:p>
            <text:p>;+!;( x a-addr -- );;MEMORY</text:p>
            <text:p>;ERASE;( addr u -- );;MEMORY</text:p>
            <text:p>;FILL;( c-addr u char -- );;MEMORY</text:p>
            <text:p>;AND;( x1 x2 -- x3 );;ARITH</text:p>
            <text:p>;OR;( x1 x2 -- x3 );;ARITH</text:p>
            <text:p>;XOR;( x1 x2 -- x3 );;ARITH</text:p>
            <text:p>;INVERT;( x1 -- x2 );;ARITH</text:p>
            <text:p>;S&gt;D;( n -- d );;ARITH</text:p>
            <text:p>;D&gt;S;( d -- n );;ARITH</text:p>
            <text:p>;NEGATE;( n1 -- n2 );;ARITH</text:p>
            <text:p>;ABS;( n -- +n );;ARITH</text:p>
            <text:p>;DNEGATE;( d1 -- d2 );;ARITH</text:p>
            <text:p>;DABS;( d -- +d );;ARITH</text:p>
            <text:p>;+;( x1 x2 -- x3 );;ARITH</text:p>
            <text:p>;-;( x1 x2 -- x3 );;ARITH</text:p>
            <text:p>;D+;( xd1 xd2 -- xd3 );;ARITH</text:p>
            <text:p>;D-;( xd1 xd2 -- xd3 );;ARITH</text:p>
            <text:p>;1+;( x1 -- x2 );;ARITH</text:p>
            <text:p>;1-;( x1 -- x2 );;ARITH</text:p>
            <text:p>;UM*;( u1 u2 -- ud );;ARITH</text:p>
            <text:p>;*;( x1 x2 -- x3 );;ARITH</text:p>
            <text:p>;UM/MOD;( ud u1 -- u2 u3 );;ARITH</text:p>
            <text:p>;/MOD;( n1 n2 -- n3 n4 );;ARITH</text:p>
            <text:p>;/;( n1 n2 -- n3 );;ARITH</text:p>
            <text:p>;MOD;( n1 n2 -- n3 );;ARITH</text:p>
            <text:p>;*/MOD;( n1 n2 n3 -- n4 n5 );;ARITH</text:p>
            <text:p>;*/;( n1 n2 n3 -- n4 );;ARITH</text:p>
            <text:p>;2*;( x1 -- x2 );;ARITH</text:p>
            <text:p>;2/;( n1 -- n2 );;ARITH</text:p>
            <text:p>;D2*;( xd1 -- xd2 );;ARITH</text:p>
            <text:p>;D2/;( d1 -- d2 );;ARITH</text:p>
            <text:p>;&gt;R;(fs.);;STACK</text:p>
            <text:p>;R&gt;;( -- x );;STACK</text:p>
            <text:p>;R@;( -- x );;STACK</text:p>
            <text:p>;2&gt;R;( x1 x2 -- );;STACK</text:p>
            <text:p>;2R&gt;;( -- x1 x2 );;STACK</text:p>
            <text:p>;2R@;( -- x1 x2 );;STACK</text:p>
            <text:p>;2DROP;( x1 x2 -- );;STACK</text:p>
            <text:p>;DROP;( x -- );;STACK</text:p>
            <text:p>;DUP;(recsiz);;STACK</text:p>
            <text:p>;?DUP;( x -- 0 | x x );;STACK</text:p>
            <text:p>;SWAP;( x1 x2 -- x2 x1 );;STACK</text:p>
            <text:p>;OVER;( x1 x2 -- x1 x2 x1 );;STACK</text:p>
            <text:p>;ROT;( x1 x2 x3 -- x2 x3 x1 );;STACK</text:p>
            <text:p>;ROLL;( xu xn .. x0 u -- xn .. x0 xu );;STACK</text:p>
            <text:p>;PICK;( xu .. x1 x0 u -- xu .. x1 x0 xu );;STACK</text:p>
            <text:p>;2DUP;( x1 x2 -- x1 x2 x1 x2 );;STACK</text:p>
            <text:p>;2SWAP;( x1 x2 x3 x4 -- x3 x4 x1 x2 );;STACK</text:p>
            <text:p>;2OVER;( x1 x2 x3 x4 -- x1 x2 x3 x4 x1 x2 );;STACK</text:p>
            <text:p>;2ROT;( x1 x2 x3 x4 x5 x6 -- x3 x4 x5 x6 x1 x2 );;STACK</text:p>
            <text:p>;DEPTH;( -- u );;STACK</text:p>
            <text:p>;FILETYPE?;( addr1 u1 -- u2 );;DISK</text:p>
            <text:p>;FH;( -- addr );;DISK</text:p>
            <text:p>;/FH;( -- );;DISK</text:p>
            <text:p>;USE;( -- addr );;DISK</text:p>
            <text:p>;UID;( -- addr );;DISK</text:p>
            <text:p>;FCB;( -- a );;DISK</text:p>
            <text:p>;RWP@;( -- ud );;DISK</text:p>
            <text:p>;RWP!;( ud -- );;DISK</text:p>
            <text:p>;?IOR;( flag err# -- ior );;DISK</text:p>
            <text:p>;GETFH;( -- fid | 0 );;DISK</text:p>
            <text:p>;SETFH;( fid mask -- 0 | err );;DISK</text:p>
            <text:p>;XF5;( -- );;DISK</text:p>
            <text:p>;R/O;( -- fam );;DISK</text:p>
            <text:p>;W/O;( -- fam );;DISK</text:p>
            <text:p>;R/W;( -- fam );;DISK</text:p>
            <text:p>;OPEN1;( addr u fam -- | x ior );;DISK</text:p>
            <text:p>;OPEN2;( fn# -- fid flag );;DISK</text:p>
            <text:p>;OPEN3;( flag err -- | ior );;DISK</text:p>
            <text:p>;OFFS;( -- x );;DISK</text:p>
            <text:p>;SETSIZ;( -- size );;DISK</text:p>
            <text:p>;RANRW;( a size fn# -- a size | a u' );;DISK</text:p>
            <text:p>;RDINI;( a u fid mask -- u a u | u ior );;DISK</text:p>
            <text:p>;FREAD;( a u1 -- a u2 );;DISK</text:p>
            <text:p>;WRINI;( a u fid mask -- a u | ior );;DISK</text:p>
            <text:p>;FWRITE;( a u1 -- a u2 );;DISK</text:p>
            <text:p>;EOL?;( addr -- 2|1|0 );;DISK</text:p>
            <text:p>;SFP;( -- a );;DISK</text:p>
            <text:p>;FD;( -- addr );;DISK</text:p>
            <text:p>;FID;( -- addr );;DISK</text:p>
            <text:p>;BLKS;( -- addr );;DISK</text:p>
            <text:p>;SCR#;( -- addr );;DISK</text:p>
            <text:p>;FNB;( -- addr );;DISK</text:p>
            <text:p>;BUF;( -- addr );;DISK</text:p>
            <text:p>;BLK#;( -- addr );;DISK</text:p>
            <text:p>;?OPEN;( -- );;DISK</text:p>
            <text:p>;EMPTY-BUFFERS;( -- );;DISK</text:p>
            <text:p>;UPDATE;( -- );;DISK</text:p>
            <text:p>;BLKERR;( flag -- );;DISK</text:p>
            <text:p>;BLK-RW;( +n mode -- );;DISK</text:p>
            <text:p>;?BLK;( +n -- +n );;DISK</text:p>
            <text:p>;SAVE-BUFFERS;( -- );;DISK</text:p>
            <text:p>;FLUSH;( -- );;DISK</text:p>
            <text:p>;BUFFER;( +n -- addr );;DISK</text:p>
            <text:p>;BLOCK;( +n -- addr );;DISK</text:p>
            <text:p>;(THRU);( +n1 +n2 -- );;DISK</text:p>
            <text:p>;THRU;( +n1 +n2 -- );;DISK</text:p>
            <text:p>;LOAD;( +n -- );;DISK</text:p>
            <text:p>;FNBUF;( -- addr );;DISK</text:p>
            <text:p>;(FBK);( +n -- );;DISK</text:p>
            <text:p>;LASTFILE;( -- c-addr u );;DISK</text:p>
            <text:p>;.LASTFILE;( -- );;DISK</text:p>
            <text:p>;?CREATE;( c-addr u -- fileid );;DISK</text:p>
            <text:p>;INIT-SCR;( fileid ior -- );;DISK</text:p>
            <text:p>;(OPEN);( c-addr u -- );;DISK</text:p>
            <text:p>;CMOVE;( c-addr1 c-addr2 u -- );;STRING</text:p>
            <text:p>;CMOVE&gt;;( c-addr1 c-addr2 u -- );;STRING</text:p>
            <text:p>;BLANK;( c-addr u -- );;STRING</text:p>
            <text:p>;COUNT;( c-addr1 -- c-addr2 u );;STRING</text:p>
            <text:p>;AFFIX;( c-addr char -- c-addr );;STRING</text:p>
            <text:p>;-TRAILING;( c-addr u1 -- c-addr u2 );;STRING</text:p>
            <text:p>;-CAPS;( -- );;STRING</text:p>
            <text:p>;SEARCH;( c-addr1 u1 c-addr2 u2 -- c-addr3 u3 -1 | c-addr1 u1 0 );;STRING</text:p>
            <text:p>;DECIMAL;( -- );;NUMBER</text:p>
            <text:p>;HEX;( -- );;NUMBER</text:p>
            <text:p>;DIGIT;( char base -- u -1 | 0 );;NUMBER</text:p>
            <text:p>;&gt;NUMBER;( d1 addr1 u1 -- d2 addr2 u2 );;NUMBER</text:p>
            <text:p>;HOLD;( char -- );;NUMBER</text:p>
            <text:p>;&lt;#;( -- );;NUMBER</text:p>
            <text:p>;#&gt;;( d -- c-addr u );;NUMBER</text:p>
            <text:p>;SIGN;( n -- );;NUMBER</text:p>
            <text:p>;#;( ud1 -- ud2 );;NUMBER</text:p>
            <text:p>;#S;( +d -- 0 0 );;NUMBER</text:p>
            <text:p>;FLOAT+;( f-addr1 -- f-addr2 );;FLOAT</text:p>
            <text:p>;FLOATS;( n1 -- n2 );;FLOAT</text:p>
            <text:p>;FALIGN;( -- );;FLOAT</text:p>
            <text:p>;FALIGNED;( addr -- f-addr );;FLOAT</text:p>
            <text:p>;FLITERAL;( -- r );;FLOAT</text:p>
            <text:p>;FCONSTANT;( -- r );;FLOAT</text:p>
            <text:p>;FVARIABLE;( -- f-addr );;FLOAT</text:p>
            <text:p>;FDEPTH;( -- +n );;FLOAT</text:p>
            <text:p>;F=;( r1 r2 -- flag );;FLOAT</text:p>
            <text:p>;EXSN;;;FLOAT</text:p>
            <text:p>;FBUF;;;FLOAT</text:p>
            <text:p>;EX#;;;FLOAT</text:p>
            <text:p>;SN#;;;FLOAT</text:p>
            <text:p>;EF#;;;FLOAT</text:p>
            <text:p>;PL#;;;FLOAT</text:p>
            <text:p>;(F1);( r -- r exp );;FLOAT</text:p>
            <text:p>;(F2);( exp -- offset exp' );;FLOAT</text:p>
            <text:p>;(F3);( r places -- c-addr u );;FLOAT</text:p>
            <text:p>;(F4);( exp -- );;FLOAT</text:p>
            <text:p>;(F5);( n -- +n|0 );;FLOAT</text:p>
            <text:p>;(F6);( c-addr u -- );;FLOAT</text:p>
            <text:p>;(F7);(fa);;FLOAT</text:p>
            <text:p>;(F8);( -- );;FLOAT</text:p>
            <text:p>;(F9);( c-addr u1 -- c-addr u2 );;FLOAT</text:p>
            <text:p>;(FA);( u1 -- u1 u2 );;FLOAT</text:p>
            <text:p>;(FB);( c-addr u n -- );;FLOAT</text:p>
            <text:p>;(FC);( c-addr u n -- );;FLOAT</text:p>
            <text:p>;(FD);( r n factor -- c-addr u );;FLOAT</text:p>
            <text:p>;FPINIT;( -- );;FLOAT</text:p>
            <text:p>;FIDENT;( -- );;FLOAT</text:p>
            <text:p>;FNUMBER;( c-addr u -- [r] flag );;FLOAT</text:p>
            <text:p>;(-FP);;;FLOAT</text:p>
            <text:p>;(MS);( ms -- );;FACILITY</text:p>
            <text:p>;(BEEP);( -- );;FACILITY</text:p>
            <text:p>;SPACE;( -- );;IO</text:p>
            <text:p>;EMIT;( char -- );;IO</text:p>
            <text:p>;TYPE;( c-addr +n -- );;IO</text:p>
            <text:p>;SPACES;( +n -- );;IO</text:p>
            <text:p>;CR;( -- );;IO</text:p>
            <text:p>[Finished in 0.1s]</text:p>
            <text:p/>
          </table:table-cell>
          <table:table-cell table:number-columns-repeated="10"/>
        </table:table-row>
      </table:table>
      <table:table table:name="Legend" table:style-name="ta1">
        <table:table-column table:style-name="co10" table:default-cell-style-name="ce2"/>
        <table:table-column table:style-name="co9" table:number-columns-repeated="1023" table:default-cell-style-name="ce2"/>
        <table:table-row table:style-name="ro1">
          <table:table-cell office:value-type="string" calcext:value-type="string">
            <text:p>DX-Forth Extension Wordset Glossary for CP/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e DX-Forth Extension Wordset is provided in addition to the FORTH-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ndard words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ttribut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M <text:s/>Defined in KERNEL.Z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 <text:s text:c="3"/>Words that have the immediate flag s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<text:s text:c="3"/>Words residing in the DX-Forth APPLICATION dictiona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 <text:s text:c="3"/>Words residing in the DX-Forth SYSTEM dictiona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4 <text:s text:c="2"/>Words defined in the Forth-94 Stand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3 <text:s text:c="2"/>Words defined in the Forth-83 Stand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9 <text:s text:c="2"/>Words defined in the Forth-79 Stand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G <text:s/>Words defined in the fig-Forth mod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 <text:s text:c="3"/>Words requiring custom install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ck notatio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: The following naming conventions for addresses are used 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ntain compatibility with the ANS FORTH document. <text:s/>As DX-Forth do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 currently execute on architectures requiring address alignment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address types may be used interchangeably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ber <text:s text:c="3"/>type <text:s text:c="25"/>cells <text:s text:c="5"/>r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- <text:s text:c="4"/>---- <text:s text:c="25"/>----- <text:s text:c="5"/>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r <text:s text:c="5"/>address <text:s text:c="22"/>1 <text:s text:c="8"/>0..655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-addr <text:s text:c="3"/>aligned address <text:s text:c="14"/>1 <text:s text:c="8"/>0..655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-addr <text:s text:c="3"/>character-aligned address <text:s text:c="4"/>1 <text:s text:c="8"/>0..655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-addr <text:s text:c="3"/>float-aligned address <text:s text:c="8"/>1 <text:s text:c="8"/>0..655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-addr <text:s text:c="3"/>CPU port address <text:s text:c="13"/>1 <text:s text:c="8"/>0..25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ue <text:s text:c="5"/>boolean true -1 <text:s text:c="14"/>1 <text:s text:c="8"/>-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lse <text:s text:c="4"/>boolean false 0 <text:s text:c="14"/>1 <text:s text:c="8"/>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ag <text:s text:c="5"/>boolean true or false <text:s text:c="8"/>1 <text:s text:c="8"/>-1 or 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or <text:s text:c="6"/>input/output result <text:s text:c="10"/>1 <text:s text:c="8"/>0..25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 <text:s text:c="8"/>signed number <text:s text:c="16"/>1 <text:s text:c="8"/>-32768..327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n <text:s text:c="7"/>positive number <text:s text:c="14"/>1 <text:s text:c="8"/>0..327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 <text:s text:c="8"/>unsigned number <text:s text:c="14"/>1 <text:s text:c="8"/>0..655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 <text:s text:c="8"/>unspecified number <text:s text:c="11"/>1 <text:s text:c="8"/>-32768..655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 <text:s text:c="8"/>signed double number <text:s text:c="9"/>1 <text:s text:c="8"/>-2147483648..21474836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d <text:s text:c="7"/>positive double number <text:s text:c="7"/>2 <text:s text:c="8"/>0..21474836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d <text:s text:c="7"/>unsigned double number <text:s text:c="7"/>2 <text:s text:c="8"/>0..42946972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d <text:s text:c="7"/>unspecified double number <text:s text:c="4"/>2 <text:s text:c="8"/>-2147483648..42946972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 <text:s text:c="8"/>real number <text:s text:c="18"/>2 <text:s text:c="8"/>+-5E-39..1E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 <text:s text:c="8"/>character or byte <text:s text:c="12"/>1 <text:s text:c="8"/>0..25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cc <text:s text:c="6"/>any arbitrary blank-delimited character string or word 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0"/>parsed from the input strea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ccc"     same as for ccc; typically shown within a stack comment but</text:p>
            <text:p>          represents characters parsed from the input stream.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M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ACK1</text:p>
          </table:table-cell>
          <table:table-cell office:value-type="string" calcext:value-type="string">
            <text:p>STACK2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. Disk File Interface</text:p>
          </table:table-cell>
          <table:table-cell office:value-type="string" calcext:value-type="string">
            <text:p>#FCB</text:p>
          </table:table-cell>
          <table:table-cell office:value-type="string" calcext:value-type="string">
            <text:p>( -- u )</text:p>
          </table:table-cell>
          <table:table-cell/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 Screen Files</text:p>
          </table:table-cell>
          <table:table-cell office:value-type="string" calcext:value-type="string">
            <text:p>?BLOCK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ASM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 Screen Files</text:p>
          </table:table-cell>
          <table:table-cell office:value-type="string" calcext:value-type="string">
            <text:p>B/BUF</text:p>
          </table:table-cell>
          <table:table-cell office:value-type="string" calcext:value-type="string">
            <text:p>( -- u )</text:p>
          </table:table-cell>
          <table:table-cell/>
          <table:table-cell office:value-type="string" calcext:value-type="string">
            <text:p>ASM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2. Screen Files</text:p>
          </table:table-cell>
          <table:table-cell office:value-type="string" calcext:value-type="string">
            <text:p>C/L</text:p>
          </table:table-cell>
          <table:table-cell office:value-type="string" calcext:value-type="string">
            <text:p>( -- u )</text:p>
          </table:table-cell>
          <table:table-cell/>
          <table:table-cell office:value-type="string" calcext:value-type="string">
            <text:p>ASM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4. DOS Interface</text:p>
          </table:table-cell>
          <table:table-cell office:value-type="string" calcext:value-type="string">
            <text:p>CMDTAIL</text:p>
          </table:table-cell>
          <table:table-cell office:value-type="string" calcext:value-type="string">
            <text:p>( -- c-addr u )</text:p>
          </table:table-cell>
          <table:table-cell/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 Input/Output</text:p>
          </table:table-cell>
          <table:table-cell office:value-type="string" calcext:value-type="string">
            <text:p>(D.)</text:p>
          </table:table-cell>
          <table:table-cell office:value-type="string" calcext:value-type="string">
            <text:p>( d -- c-addr u )</text:p>
          </table:table-cell>
          <table:table-cell/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 Input/Output</text:p>
          </table:table-cell>
          <table:table-cell office:value-type="string" calcext:value-type="string">
            <text:p>SYS-VEC</text:p>
          </table:table-cell>
          <table:table-cell office:value-type="string" calcext:value-type="string">
            <text:p>( -- addr )</text:p>
          </table:table-cell>
          <table:table-cell/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 Input/Outpu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( -- a-addr )</text:p>
          </table:table-cell>
          <table:table-cell/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7. Conversion</text:p>
          </table:table-cell>
          <table:table-cell office:value-type="string" calcext:value-type="string">
            <text:p>DPL</text:p>
          </table:table-cell>
          <table:table-cell office:value-type="string" calcext:value-type="string">
            <text:p>( -- a-addr )</text:p>
          </table:table-cell>
          <table:table-cell/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. Conversion</text:p>
          </table:table-cell>
          <table:table-cell office:value-type="string" calcext:value-type="string">
            <text:p>UPCASE</text:p>
          </table:table-cell>
          <table:table-cell office:value-type="string" calcext:value-type="string">
            <text:p>( c1 -- c2 )</text:p>
          </table:table-cell>
          <table:table-cell/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. Conversion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( c-addr u -- )</text:p>
          </table:table-cell>
          <table:table-cell/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. Strings and Memory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( "ccc&lt;"&gt;" -- )</text:p>
          </table:table-cell>
          <table:table-cell/>
          <table:table-cell office:value-type="string" calcext:value-type="string">
            <text:p>ASM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. Strings and Memory</text:p>
          </table:table-cell>
          <table:table-cell office:value-type="string" calcext:value-type="string">
            <text:p>CELL-</text:p>
          </table:table-cell>
          <table:table-cell office:value-type="string" calcext:value-type="string">
            <text:p>( a-addr1 -- a-addr2 )</text:p>
          </table:table-cell>
          <table:table-cell/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. Strings and Memory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( -- c-addr )</text:p>
          </table:table-cell>
          <table:table-cell/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. Strings and Memory</text:p>
          </table:table-cell>
          <table:table-cell office:value-type="string" calcext:value-type="string">
            <text:p>PARSE$</text:p>
          </table:table-cell>
          <table:table-cell office:value-type="string" calcext:value-type="string">
            <text:p>( char "ccc&lt;char&gt;" -- c-addr u )</text:p>
          </table:table-cell>
          <table:table-cell/>
          <table:table-cell office:value-type="string" calcext:value-type="string">
            <text:p>ASM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. Strings and Memory</text:p>
          </table:table-cell>
          <table:table-cell office:value-type="string" calcext:value-type="string">
            <text:p>S"</text:p>
          </table:table-cell>
          <table:table-cell office:value-type="string" calcext:value-type="string">
            <text:p>( "ccc&lt;"&gt;" -- )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 Strings and Memory</text:p>
          </table:table-cell>
          <table:table-cell office:value-type="string" calcext:value-type="string">
            <text:p>S,</text:p>
          </table:table-cell>
          <table:table-cell office:value-type="string" calcext:value-type="string">
            <text:p>( c-addr +n -- )</text:p>
          </table:table-cell>
          <table:table-cell/>
          <table:table-cell office:value-type="string" calcext:value-type="string">
            <text:p>ASM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(NAME)</text:p>
          </table:table-cell>
          <table:table-cell office:value-type="string" calcext:value-type="string">
            <text:p>( nfa -- c-addr u )</text:p>
          </table:table-cell>
          <table:table-cell/>
          <table:table-cell office:value-type="string" calcext:value-type="string">
            <text:p>ASM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.ID</text:p>
          </table:table-cell>
          <table:table-cell office:value-type="string" calcext:value-type="string">
            <text:p>( nfa -- )</text:p>
          </table:table-cell>
          <table:table-cell/>
          <table:table-cell office:value-type="string" calcext:value-type="string">
            <text:p>ASM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.NAME</text:p>
          </table:table-cell>
          <table:table-cell office:value-type="string" calcext:value-type="string">
            <text:p>( xt -- )</text:p>
          </table:table-cell>
          <table:table-cell/>
          <table:table-cell office:value-type="string" calcext:value-type="string">
            <text:p>ASM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.VOC</text:p>
          </table:table-cell>
          <table:table-cell office:value-type="string" calcext:value-type="string">
            <text:p>( wid -- )</text:p>
          </table:table-cell>
          <table:table-cell/>
          <table:table-cell office:value-type="string" calcext:value-type="string">
            <text:p>ASM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ASM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( -- a-addr )</text:p>
          </table:table-cell>
          <table:table-cell/>
          <table:table-cell office:value-type="string" calcext:value-type="string">
            <text:p>ASM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( -- a-addr )</text:p>
          </table:table-cell>
          <table:table-cell/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( -- addr )</text:p>
          </table:table-cell>
          <table:table-cell/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LINK,</text:p>
          </table:table-cell>
          <table:table-cell office:value-type="string" calcext:value-type="string">
            <text:p>( a-addr -- )</text:p>
          </table:table-cell>
          <table:table-cell/>
          <table:table-cell office:value-type="string" calcext:value-type="string">
            <text:p>ASM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N&gt;NAME</text:p>
          </table:table-cell>
          <table:table-cell office:value-type="string" calcext:value-type="string">
            <text:p>( nfa1 -- nfa2 | 0 )</text:p>
          </table:table-cell>
          <table:table-cell/>
          <table:table-cell office:value-type="string" calcext:value-type="string">
            <text:p>ASM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( -- a-addr )</text:p>
          </table:table-cell>
          <table:table-cell/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ASM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VOC-LINK</text:p>
          </table:table-cell>
          <table:table-cell office:value-type="string" calcext:value-type="string">
            <text:p>( -- a-addr )</text:p>
          </table:table-cell>
          <table:table-cell/>
          <table:table-cell office:value-type="string" calcext:value-type="string">
            <text:p>ASM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VOCABULARY</text:p>
          </table:table-cell>
          <table:table-cell office:value-type="string" calcext:value-type="string">
            <text:p>( "name" -- )</text:p>
          </table:table-cell>
          <table:table-cell/>
          <table:table-cell office:value-type="string" calcext:value-type="string">
            <text:p>ASM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W&gt;NAME</text:p>
          </table:table-cell>
          <table:table-cell office:value-type="string" calcext:value-type="string">
            <text:p>( wid -- nfa | 0 )</text:p>
          </table:table-cell>
          <table:table-cell/>
          <table:table-cell office:value-type="string" calcext:value-type="string">
            <text:p>ASM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. Dictionary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( -- a-addr )</text:p>
          </table:table-cell>
          <table:table-cell/>
          <table:table-cell office:value-type="string" calcext:value-type="string">
            <text:p>ASM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ASM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( -- a-addr )</text:p>
          </table:table-cell>
          <table:table-cell/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( -- c )</text:p>
          </table:table-cell>
          <table:table-cell/>
          <table:table-cell office:value-type="string" calcext:value-type="string">
            <text:p>ASM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DXFORTH</text:p>
          </table:table-cell>
          <table:table-cell office:value-type="string" calcext:value-type="string">
            <text:p>( -- minor major )</text:p>
          </table:table-cell>
          <table:table-cell/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EVALUATE</text:p>
          </table:table-cell>
          <table:table-cell office:value-type="string" calcext:value-type="string">
            <text:p>( c-addr u -- )</text:p>
          </table:table-cell>
          <table:table-cell/>
          <table:table-cell office:value-type="string" calcext:value-type="string">
            <text:p>ASM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INTERPRET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ASM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NOOP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( -- a-addr )</text:p>
          </table:table-cell>
          <table:table-cell/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( x -- )</text:p>
          </table:table-cell>
          <table:table-cell/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( -- a-addr )</text:p>
          </table:table-cell>
          <table:table-cell/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( "name" -- c-addr u )</text:p>
          </table:table-cell>
          <table:table-cell/>
          <table:table-cell office:value-type="string" calcext:value-type="string">
            <text:p>ASM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UNNEST</text:p>
          </table:table-cell>
          <table:table-cell office:value-type="string" calcext:value-type="string">
            <text:p>( -- )</text:p>
          </table:table-cell>
          <table:table-cell office:value-type="string" calcext:value-type="string">
            <text:p>( R: nest-sys -- )</text:p>
          </table:table-cell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( -- u )</text:p>
          </table:table-cell>
          <table:table-cell/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( -- a-addr )</text:p>
          </table:table-cell>
          <table:table-cell/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Y/N</text:p>
          </table:table-cell>
          <table:table-cell office:value-type="string" calcext:value-type="string">
            <text:p>( -- flag )</text:p>
          </table:table-cell>
          <table:table-cell/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[CHAR]</text:p>
          </table:table-cell>
          <table:table-cell office:value-type="string" calcext:value-type="string">
            <text:p>( -- c )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[DEFINED]</text:p>
          </table:table-cell>
          <table:table-cell office:value-type="string" calcext:value-type="string">
            <text:p>( "name" -- flag )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[UNDEFINED]</text:p>
          </table:table-cell>
          <table:table-cell office:value-type="string" calcext:value-type="string">
            <text:p>( "name" -- flag )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. Miscellaneous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S0</text:p>
          </table:table-cell>
          <table:table-cell office:value-type="string" calcext:value-type="string">
            <text:p>( -- a-addr )</text:p>
          </table:table-cell>
          <table:table-cell/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 Floating Point</text:p>
          </table:table-cell>
          <table:table-cell office:value-type="string" calcext:value-type="string">
            <text:p>FSP</text:p>
          </table:table-cell>
          <table:table-cell office:value-type="string" calcext:value-type="string">
            <text:p>( -- a-addr )</text:p>
          </table:table-cell>
          <table:table-cell/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. Compiler Security</text:p>
          </table:table-cell>
          <table:table-cell office:value-type="string" calcext:value-type="string">
            <text:p>!CSP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ASM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13. Compiler Security</text:p>
          </table:table-cell>
          <table:table-cell office:value-type="string" calcext:value-type="string">
            <text:p>?CSP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ASM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13. Compiler Security</text:p>
          </table:table-cell>
          <table:table-cell office:value-type="string" calcext:value-type="string">
            <text:p>?COMP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ASM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13. Compiler Security</text:p>
          </table:table-cell>
          <table:table-cell office:value-type="string" calcext:value-type="string">
            <text:p>?EXEC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ASM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13. Compiler Security</text:p>
          </table:table-cell>
          <table:table-cell office:value-type="string" calcext:value-type="string">
            <text:p>?STACK</text:p>
          </table:table-cell>
          <table:table-cell office:value-type="string" calcext:value-type="string">
            <text:p>( -- )</text:p>
          </table:table-cell>
          <table:table-cell/>
          <table:table-cell office:value-type="string" calcext:value-type="string">
            <text:p>ASM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13. Compiler Security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( -- a-addr )</text:p>
          </table:table-cell>
          <table:table-cell/>
          <table:table-cell office:value-type="string" calcext:value-type="string">
            <text:p>ASM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. Compiler Security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( -- a-addr )</text:p>
          </table:table-cell>
          <table:table-cell/>
          <table:table-cell office:value-type="string" calcext:value-type="string">
            <text:p>ASM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FIG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K29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 style:data-style-name="N2" text:time-value="13:31:38.429355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09:53:33.191431547</meta:creation-date>
    <dc:date>2014-08-26T19:32:20.796545587</dc:date>
    <meta:editing-duration>PT49M9S</meta:editing-duration>
    <meta:editing-cycles>5</meta:editing-cycles>
    <meta:generator>LibreOffice/4.2.4.2$Linux_X86_64 LibreOffice_project/420m0$Build-2</meta:generator>
    <meta:document-statistic meta:table-count="3" meta:cell-count="2451" meta:object-count="0"/>
  </office:meta>
</office:document-meta>
</file>